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1.8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000</text:p>
          </table:table-cell>
          <table:table-cell table:number-columns-repeated="2"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1])+1)" office:value-type="string" office:string-value="E001" calcext:value-type="string">
            <text:p>E001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2])+1)" office:value-type="string" office:string-value="E002" calcext:value-type="string">
            <text:p>E002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</text:p>
          </table:table-cell>
          <table:table-cell table:number-columns-repeated="2"/>
        </table:table-row>
        <table:table-row table:style-name="ro1">
          <table:table-cell table:formula="of:=DEC2HEX(HEX2DEC([.A3])+1)" office:value-type="string" office:string-value="E003" calcext:value-type="string">
            <text:p>E003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Kato</text:p>
          </table:table-cell>
          <table:table-cell table:number-columns-repeated="2"/>
        </table:table-row>
        <table:table-row table:style-name="ro1">
          <table:table-cell table:formula="of:=DEC2HEX(HEX2DEC([.A4])+1)" office:value-type="string" office:string-value="E004" calcext:value-type="string">
            <text:p>E004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Ano</text:p>
          </table:table-cell>
          <table:table-cell table:number-columns-repeated="2"/>
        </table:table-row>
        <table:table-row table:style-name="ro1">
          <table:table-cell table:formula="of:=DEC2HEX(HEX2DEC([.A5])+1)" office:value-type="string" office:string-value="E005" calcext:value-type="string">
            <text:p>E005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6])+1)" office:value-type="string" office:string-value="E006" calcext:value-type="string">
            <text:p>E006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7])+1)" office:value-type="string" office:string-value="E007" calcext:value-type="string">
            <text:p>E007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8])+1)" office:value-type="string" office:string-value="E008" calcext:value-type="string">
            <text:p>E008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9])+1)" office:value-type="string" office:string-value="E009" calcext:value-type="string">
            <text:p>E009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0])+1)" office:value-type="string" office:string-value="E00A" calcext:value-type="string">
            <text:p>E00A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1])+1)" office:value-type="string" office:string-value="E00B" calcext:value-type="string">
            <text:p>E00B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2])+1)" office:value-type="string" office:string-value="E00C" calcext:value-type="string">
            <text:p>E00C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3])+1)" office:value-type="string" office:string-value="E00D" calcext:value-type="string">
            <text:p>E00D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4])+1)" office:value-type="string" office:string-value="E00E" calcext:value-type="string">
            <text:p>E00E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chamili_chamili_chamili_kentimaAno</text:p>
          </table:table-cell>
          <table:table-cell table:number-columns-repeated="2"/>
        </table:table-row>
        <table:table-row table:style-name="ro1">
          <table:table-cell table:formula="of:=DEC2HEX(HEX2DEC([.A15])+1)" office:value-type="string" office:string-value="E00F" calcext:value-type="string">
            <text:p>E00F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ison</text:p>
          </table:table-cell>
          <table:table-cell table:number-columns-repeated="2"/>
        </table:table-row>
        <table:table-row table:style-name="ro1">
          <table:table-cell table:formula="of:=DEC2HEX(HEX2DEC([.A16])+1)" office:value-type="string" office:string-value="E010" calcext:value-type="string">
            <text:p>E010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</text:p>
          </table:table-cell>
          <table:table-cell table:number-columns-repeated="2"/>
        </table:table-row>
        <table:table-row table:style-name="ro1">
          <table:table-cell table:formula="of:=DEC2HEX(HEX2DEC([.A17])+1)" office:value-type="string" office:string-value="E011" calcext:value-type="string">
            <text:p>E011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elafron</text:p>
          </table:table-cell>
          <table:table-cell table:number-columns-repeated="2"/>
        </table:table-row>
        <table:table-row table:style-name="ro1">
          <table:table-cell table:formula="of:=DEC2HEX(HEX2DEC([.A18])+1)" office:value-type="string" office:string-value="E012" calcext:value-type="string">
            <text:p>E012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_elafron</text:p>
          </table:table-cell>
          <table:table-cell table:number-columns-repeated="2"/>
        </table:table-row>
        <table:table-row table:style-name="ro1">
          <table:table-cell table:formula="of:=DEC2HEX(HEX2DEC([.A19])+1)" office:value-type="string" office:string-value="E013" calcext:value-type="string">
            <text:p>E013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chamili</text:p>
          </table:table-cell>
          <table:table-cell table:number-columns-repeated="2"/>
        </table:table-row>
        <table:table-row table:style-name="ro1">
          <table:table-cell table:formula="of:=DEC2HEX(HEX2DEC([.A20])+1)" office:value-type="string" office:string-value="E014" calcext:value-type="string">
            <text:p>E014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yporroe</text:p>
          </table:table-cell>
          <table:table-cell table:number-columns-repeated="2"/>
        </table:table-row>
        <table:table-row table:style-name="ro1">
          <table:table-cell table:formula="of:=DEC2HEX(HEX2DEC([.A21])+1)" office:value-type="string" office:string-value="E015" calcext:value-type="string">
            <text:p>E01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2])+1)" office:value-type="string" office:string-value="E016" calcext:value-type="string">
            <text:p>E01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3])+1)" office:value-type="string" office:string-value="E017" calcext:value-type="string">
            <text:p>E01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4])+1)" office:value-type="string" office:string-value="E018" calcext:value-type="string">
            <text:p>E01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5])+1)" office:value-type="string" office:string-value="E019" calcext:value-type="string">
            <text:p>E01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6])+1)" office:value-type="string" office:string-value="E01A" calcext:value-type="string">
            <text:p>E01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7])+1)" office:value-type="string" office:string-value="E01B" calcext:value-type="string">
            <text:p>E01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8])+1)" office:value-type="string" office:string-value="E01C" calcext:value-type="string">
            <text:p>E01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9])+1)" office:value-type="string" office:string-value="E01D" calcext:value-type="string">
            <text:p>E01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0])+1)" office:value-type="string" office:string-value="E01E" calcext:value-type="string">
            <text:p>E01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1])+1)" office:value-type="string" office:string-value="E01F" calcext:value-type="string">
            <text:p>E01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2])+1)" office:value-type="string" office:string-value="E020" calcext:value-type="string">
            <text:p>E02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 table:number-columns-repeated="2"/>
        </table:table-row>
        <table:table-row table:style-name="ro1">
          <table:table-cell table:formula="of:=DEC2HEX(HEX2DEC([.A33])+1)" office:value-type="string" office:string-value="E021" calcext:value-type="string">
            <text:p>E021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 table:number-columns-repeated="2"/>
        </table:table-row>
        <table:table-row table:style-name="ro1">
          <table:table-cell table:formula="of:=DEC2HEX(HEX2DEC([.A34])+1)" office:value-type="string" office:string-value="E022" calcext:value-type="string">
            <text:p>E022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_elafron</text:p>
          </table:table-cell>
          <table:table-cell table:number-columns-repeated="2"/>
        </table:table-row>
        <table:table-row table:style-name="ro1">
          <table:table-cell table:formula="of:=DEC2HEX(HEX2DEC([.A35])+1)" office:value-type="string" office:string-value="E023" calcext:value-type="string">
            <text:p>E02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6])+1)" office:value-type="string" office:string-value="E024" calcext:value-type="string">
            <text:p>E024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7])+1)" office:value-type="string" office:string-value="E025" calcext:value-type="string">
            <text:p>E02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8])+1)" office:value-type="string" office:string-value="E026" calcext:value-type="string">
            <text:p>E026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9])+1)" office:value-type="string" office:string-value="E027" calcext:value-type="string">
            <text:p>E027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0])+1)" office:value-type="string" office:string-value="E028" calcext:value-type="string">
            <text:p>E028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1])+1)" office:value-type="string" office:string-value="E029" calcext:value-type="string">
            <text:p>E029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2])+1)" office:value-type="string" office:string-value="E02A" calcext:value-type="string">
            <text:p>E02A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3])+1)" office:value-type="string" office:string-value="E02B" calcext:value-type="string">
            <text:p>E02B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4])+1)" office:value-type="string" office:string-value="E02C" calcext:value-type="string">
            <text:p>E02C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strofos_chamili_chamili_chamili</text:p>
          </table:table-cell>
          <table:table-cell office:value-type="string" calcext:value-type="string">
            <text:p>apostrofosTrip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D" calcext:value-type="string">
            <text:p>E02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6])+1)" office:value-type="string" office:string-value="E02E" calcext:value-type="string">
            <text:p>E02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7])+1)" office:value-type="string" office:string-value="E02F" calcext:value-type="string">
            <text:p>E02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8])+1)" office:value-type="string" office:string-value="E030" calcext:value-type="string">
            <text:p>E03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9])+1)" office:value-type="string" office:string-value="E031" calcext:value-type="string">
            <text:p>E03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0])+1)" office:value-type="string" office:string-value="E032" calcext:value-type="string">
            <text:p>E03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1])+1)" office:value-type="string" office:string-value="E033" calcext:value-type="string">
            <text:p>E03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2])+1)" office:value-type="string" office:string-value="E034" calcext:value-type="string">
            <text:p>E03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3])+1)" office:value-type="string" office:string-value="E035" calcext:value-type="string">
            <text:p>E03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4])+1)" office:value-type="string" office:string-value="E036" calcext:value-type="string">
            <text:p>E03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5])+1)" office:value-type="string" office:string-value="E037" calcext:value-type="string">
            <text:p>E03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6])+1)" office:value-type="string" office:string-value="E038" calcext:value-type="string">
            <text:p>E03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7])+1)" office:value-type="string" office:string-value="E039" calcext:value-type="string">
            <text:p>E03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8])+1)" office:value-type="string" office:string-value="E03A" calcext:value-type="string">
            <text:p>E03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9])+1)" office:value-type="string" office:string-value="E03B" calcext:value-type="string">
            <text:p>E03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0])+1)" office:value-type="string" office:string-value="E03C" calcext:value-type="string">
            <text:p>E03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1])+1)" office:value-type="string" office:string-value="E03D" calcext:value-type="string">
            <text:p>E03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2])+1)" office:value-type="string" office:string-value="E03E" calcext:value-type="string">
            <text:p>E03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3])+1)" office:value-type="string" office:string-value="E03F" calcext:value-type="string">
            <text:p>E03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4])+1)" office:value-type="string" office:string-value="E040" calcext:value-type="string">
            <text:p>E040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ison</text:p>
          </table:table-cell>
          <table:table-cell table:number-columns-repeated="2"/>
        </table:table-row>
        <table:table-row table:style-name="ro1">
          <table:table-cell table:formula="of:=DEC2HEX(HEX2DEC([.A65])+1)" office:value-type="string" office:string-value="E041" calcext:value-type="string">
            <text:p>E041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6])+1)" office:value-type="string" office:string-value="E042" calcext:value-type="string">
            <text:p>E042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oligon</text:p>
          </table:table-cell>
          <table:table-cell table:number-columns-repeated="2"/>
        </table:table-row>
        <table:table-row table:style-name="ro1">
          <table:table-cell table:formula="of:=DEC2HEX(HEX2DEC([.A67])+1)" office:value-type="string" office:string-value="E043" calcext:value-type="string">
            <text:p>E043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8])+1)" office:value-type="string" office:string-value="E044" calcext:value-type="string">
            <text:p>E044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9])+1)" office:value-type="string" office:string-value="E045" calcext:value-type="string">
            <text:p>E045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0])+1)" office:value-type="string" office:string-value="E046" calcext:value-type="string">
            <text:p>E046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1])+1)" office:value-type="string" office:string-value="E047" calcext:value-type="string">
            <text:p>E047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2])+1)" office:value-type="string" office:string-value="E048" calcext:value-type="string">
            <text:p>E048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3])+1)" office:value-type="string" office:string-value="E049" calcext:value-type="string">
            <text:p>E049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4])+1)" office:value-type="string" office:string-value="E04A" calcext:value-type="string">
            <text:p>E04A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5])+1)" office:value-type="string" office:string-value="E04B" calcext:value-type="string">
            <text:p>E04B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6])+1)" office:value-type="string" office:string-value="E04C" calcext:value-type="string">
            <text:p>E04C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7])+1)" office:value-type="string" office:string-value="E04D" calcext:value-type="string">
            <text:p>E04D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8])+1)" office:value-type="string" office:string-value="E04E" calcext:value-type="string">
            <text:p>E04E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ypsili_ypsili_ypsili_kentima</text:p>
          </table:table-cell>
          <table:table-cell office:value-type="string" calcext:value-type="string">
            <text:p>petastiTripleYpsiliKentima</text:p>
          </table:table-cell>
          <table:table-cell/>
        </table:table-row>
        <table:table-row table:style-name="ro1">
          <table:table-cell table:formula="of:=DEC2HEX(HEX2DEC([.A79])+1)" office:value-type="string" office:string-value="E04F" calcext:value-type="string">
            <text:p>E04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0])+1)" office:value-type="string" office:string-value="E050" calcext:value-type="string">
            <text:p>E05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1])+1)" office:value-type="string" office:string-value="E051" calcext:value-type="string">
            <text:p>E05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2])+1)" office:value-type="string" office:string-value="E052" calcext:value-type="string">
            <text:p>E05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3])+1)" office:value-type="string" office:string-value="E053" calcext:value-type="string">
            <text:p>E05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4])+1)" office:value-type="string" office:string-value="E054" calcext:value-type="string">
            <text:p>E05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5])+1)" office:value-type="string" office:string-value="E055" calcext:value-type="string">
            <text:p>E05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6])+1)" office:value-type="string" office:string-value="E056" calcext:value-type="string">
            <text:p>E05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7])+1)" office:value-type="string" office:string-value="E057" calcext:value-type="string">
            <text:p>E05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8])+1)" office:value-type="string" office:string-value="E058" calcext:value-type="string">
            <text:p>E05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9])+1)" office:value-type="string" office:string-value="E059" calcext:value-type="string">
            <text:p>E05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0])+1)" office:value-type="string" office:string-value="E05A" calcext:value-type="string">
            <text:p>E05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1])+1)" office:value-type="string" office:string-value="E05B" calcext:value-type="string">
            <text:p>E05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2])+1)" office:value-type="string" office:string-value="E05C" calcext:value-type="string">
            <text:p>E05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3])+1)" office:value-type="string" office:string-value="E05D" calcext:value-type="string">
            <text:p>E05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4])+1)" office:value-type="string" office:string-value="E05E" calcext:value-type="string">
            <text:p>E05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5])+1)" office:value-type="string" office:string-value="E05F" calcext:value-type="string">
            <text:p>E05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6])+1)" office:value-type="string" office:string-value="E060" calcext:value-type="string">
            <text:p>E060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_elafron</text:p>
          </table:table-cell>
          <table:table-cell table:number-columns-repeated="2"/>
        </table:table-row>
        <table:table-row table:style-name="ro1">
          <table:table-cell table:formula="of:=DEC2HEX(HEX2DEC([.A97])+1)" office:value-type="string" office:string-value="E061" calcext:value-type="string">
            <text:p>E061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8])+1)" office:value-type="string" office:string-value="E062" calcext:value-type="string">
            <text:p>E062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9])+1)" office:value-type="string" office:string-value="E063" calcext:value-type="string">
            <text:p>E063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0])+1)" office:value-type="string" office:string-value="E064" calcext:value-type="string">
            <text:p>E064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1])+1)" office:value-type="string" office:string-value="E065" calcext:value-type="string">
            <text:p>E065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2])+1)" office:value-type="string" office:string-value="E066" calcext:value-type="string">
            <text:p>E066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3])+1)" office:value-type="string" office:string-value="E067" calcext:value-type="string">
            <text:p>E067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4])+1)" office:value-type="string" office:string-value="E068" calcext:value-type="string">
            <text:p>E068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5])+1)" office:value-type="string" office:string-value="E069" calcext:value-type="string">
            <text:p>E069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6])+1)" office:value-type="string" office:string-value="E06A" calcext:value-type="string">
            <text:p>E06A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7])+1)" office:value-type="string" office:string-value="E06B" calcext:value-type="string">
            <text:p>E06B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8])+1)" office:value-type="string" office:string-value="E06C" calcext:value-type="string">
            <text:p>E06C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9])+1)" office:value-type="string" office:string-value="E06D" calcext:value-type="string">
            <text:p>E06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0])+1)" office:value-type="string" office:string-value="E06E" calcext:value-type="string">
            <text:p>E06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1])+1)" office:value-type="string" office:string-value="E06F" calcext:value-type="string">
            <text:p>E06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2])+1)" office:value-type="string" office:string-value="E070" calcext:value-type="string">
            <text:p>E07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3])+1)" office:value-type="string" office:string-value="E071" calcext:value-type="string">
            <text:p>E07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4])+1)" office:value-type="string" office:string-value="E072" calcext:value-type="string">
            <text:p>E07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5])+1)" office:value-type="string" office:string-value="E073" calcext:value-type="string">
            <text:p>E07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6])+1)" office:value-type="string" office:string-value="E074" calcext:value-type="string">
            <text:p>E07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7])+1)" office:value-type="string" office:string-value="E075" calcext:value-type="string">
            <text:p>E07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8])+1)" office:value-type="string" office:string-value="E076" calcext:value-type="string">
            <text:p>E07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9])+1)" office:value-type="string" office:string-value="E077" calcext:value-type="string">
            <text:p>E07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0])+1)" office:value-type="string" office:string-value="E078" calcext:value-type="string">
            <text:p>E07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1])+1)" office:value-type="string" office:string-value="E079" calcext:value-type="string">
            <text:p>E07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2])+1)" office:value-type="string" office:string-value="E07A" calcext:value-type="string">
            <text:p>E07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3])+1)" office:value-type="string" office:string-value="E07B" calcext:value-type="string">
            <text:p>E07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4])+1)" office:value-type="string" office:string-value="E07C" calcext:value-type="string">
            <text:p>E07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5])+1)" office:value-type="string" office:string-value="E07D" calcext:value-type="string">
            <text:p>E07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6])+1)" office:value-type="string" office:string-value="E07E" calcext:value-type="string">
            <text:p>E07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7])+1)" office:value-type="string" office:string-value="E07F" calcext:value-type="string">
            <text:p>E07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8])+1)" office:value-type="string" office:string-value="E080" calcext:value-type="string">
            <text:p>E08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 table:number-columns-repeated="2"/>
        </table:table-row>
        <table:table-row table:style-name="ro1">
          <table:table-cell table:formula="of:=DEC2HEX(HEX2DEC([.A129])+1)" office:value-type="string" office:string-value="E081" calcext:value-type="string">
            <text:p>E081</text:p>
          </table:table-cell>
          <table:table-cell table:number-columns-repeated="2" office:value-type="string" calcext:value-type="string">
            <text:p>kentimata</text:p>
          </table:table-cell>
          <table:table-cell table:number-columns-repeated="2"/>
        </table:table-row>
        <table:table-row table:style-name="ro1">
          <table:table-cell table:formula="of:=DEC2HEX(HEX2DEC([.A130])+1)" office:value-type="string" office:string-value="E082" calcext:value-type="string">
            <text:p>E08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Meso</text:p>
          </table:table-cell>
          <table:table-cell table:number-columns-repeated="2"/>
        </table:table-row>
        <table:table-row table:style-name="ro1">
          <table:table-cell table:formula="of:=DEC2HEX(HEX2DEC([.A131])+1)" office:value-type="string" office:string-value="E083" calcext:value-type="string">
            <text:p>E083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Kato</text:p>
          </table:table-cell>
          <table:table-cell table:number-columns-repeated="2"/>
        </table:table-row>
        <table:table-row table:style-name="ro1">
          <table:table-cell table:formula="of:=DEC2HEX(HEX2DEC([.A132])+1)" office:value-type="string" office:string-value="E084" calcext:value-type="string">
            <text:p>E084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</text:p>
          </table:table-cell>
          <table:table-cell table:number-columns-repeated="2"/>
        </table:table-row>
        <table:table-row table:style-name="ro1">
          <table:table-cell table:formula="of:=DEC2HEX(HEX2DEC([.A133])+1)" office:value-type="string" office:string-value="E085" calcext:value-type="string">
            <text:p>E085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ison_kentimataAno</text:p>
          </table:table-cell>
          <table:table-cell table:number-columns-repeated="2"/>
        </table:table-row>
        <table:table-row table:style-name="ro1">
          <table:table-cell table:formula="of:=DEC2HEX(HEX2DEC([.A134])+1)" office:value-type="string" office:string-value="E086" calcext:value-type="string">
            <text:p>E086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left</text:p>
          </table:table-cell>
          <table:table-cell table:number-columns-repeated="2"/>
        </table:table-row>
        <table:table-row table:style-name="ro1">
          <table:table-cell table:formula="of:=DEC2HEX(HEX2DEC([.A135])+1)" office:value-type="string" office:string-value="E087" calcext:value-type="string">
            <text:p>E087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right</text:p>
          </table:table-cell>
          <table:table-cell table:number-columns-repeated="2"/>
        </table:table-row>
        <table:table-row table:style-name="ro1">
          <table:table-cell table:formula="of:=DEC2HEX(HEX2DEC([.A136])+1)" office:value-type="string" office:string-value="E088" calcext:value-type="string">
            <text:p>E088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kentimataAno</text:p>
          </table:table-cell>
          <table:table-cell table:number-columns-repeated="2"/>
        </table:table-row>
        <table:table-row table:style-name="ro1">
          <table:table-cell table:formula="of:=DEC2HEX(HEX2DEC([.A137])+1)" office:value-type="string" office:string-value="E089" calcext:value-type="string">
            <text:p>E089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elafron_kentimataAno</text:p>
          </table:table-cell>
          <table:table-cell table:number-columns-repeated="2"/>
        </table:table-row>
        <table:table-row table:style-name="ro1">
          <table:table-cell table:formula="of:=DEC2HEX(HEX2DEC([.A138])+1)" office:value-type="string" office:string-value="E08A" calcext:value-type="string">
            <text:p>E08A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elafron_kentimataAno</text:p>
          </table:table-cell>
          <table:table-cell table:number-columns-repeated="2"/>
        </table:table-row>
        <table:table-row table:style-name="ro1">
          <table:table-cell table:formula="of:=DEC2HEX(HEX2DEC([.A139])+1)" office:value-type="string" office:string-value="E08B" calcext:value-type="string">
            <text:p>E08B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chamili_kentimataAno</text:p>
          </table:table-cell>
          <table:table-cell table:number-columns-repeated="2"/>
        </table:table-row>
        <table:table-row table:style-name="ro1">
          <table:table-cell table:formula="of:=DEC2HEX(HEX2DEC([.A140])+1)" office:value-type="string" office:string-value="E08C" calcext:value-type="string">
            <text:p>E08C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yporroe_kentimataAno</text:p>
          </table:table-cell>
          <table:table-cell table:number-columns-repeated="2"/>
        </table:table-row>
        <table:table-row table:style-name="ro1">
          <table:table-cell table:formula="of:=DEC2HEX(HEX2DEC([.A141])+1)" office:value-type="string" office:string-value="E08D" calcext:value-type="string">
            <text:p>E08D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runningElafron_kentimataAno</text:p>
          </table:table-cell>
          <table:table-cell table:number-columns-repeated="2"/>
        </table:table-row>
        <table:table-row table:style-name="ro1">
          <table:table-cell table:formula="of:=DEC2HEX(HEX2DEC([.A142])+1)" office:value-type="string" office:string-value="E08E" calcext:value-type="string">
            <text:p>E08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3])+1)" office:value-type="string" office:string-value="E08F" calcext:value-type="string">
            <text:p>E08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4])+1)" office:value-type="string" office:string-value="E090" calcext:value-type="string">
            <text:p>E090</text:p>
          </table:table-cell>
          <table:table-cell table:number-columns-repeated="4"/>
        </table:table-row>
        <table:table-row table:style-name="ro1">
          <table:table-cell table:formula="of:=DEC2HEX(HEX2DEC([.A145])+1)" office:value-type="string" office:string-value="E091" calcext:value-type="string">
            <text:p>E091</text:p>
          </table:table-cell>
          <table:table-cell table:number-columns-repeated="4"/>
        </table:table-row>
        <table:table-row table:style-name="ro1">
          <table:table-cell table:formula="of:=DEC2HEX(HEX2DEC([.A146])+1)" office:value-type="string" office:string-value="E092" calcext:value-type="string">
            <text:p>E092</text:p>
          </table:table-cell>
          <table:table-cell table:number-columns-repeated="4"/>
        </table:table-row>
        <table:table-row table:style-name="ro1">
          <table:table-cell table:formula="of:=DEC2HEX(HEX2DEC([.A147])+1)" office:value-type="string" office:string-value="E093" calcext:value-type="string">
            <text:p>E093</text:p>
          </table:table-cell>
          <table:table-cell table:number-columns-repeated="4"/>
        </table:table-row>
        <table:table-row table:style-name="ro1">
          <table:table-cell table:formula="of:=DEC2HEX(HEX2DEC([.A148])+1)" office:value-type="string" office:string-value="E094" calcext:value-type="string">
            <text:p>E094</text:p>
          </table:table-cell>
          <table:table-cell table:number-columns-repeated="4"/>
        </table:table-row>
        <table:table-row table:style-name="ro1">
          <table:table-cell table:formula="of:=DEC2HEX(HEX2DEC([.A149])+1)" office:value-type="string" office:string-value="E095" calcext:value-type="string">
            <text:p>E095</text:p>
          </table:table-cell>
          <table:table-cell table:number-columns-repeated="4"/>
        </table:table-row>
        <table:table-row table:style-name="ro1">
          <table:table-cell table:formula="of:=DEC2HEX(HEX2DEC([.A150])+1)" office:value-type="string" office:string-value="E096" calcext:value-type="string">
            <text:p>E096</text:p>
          </table:table-cell>
          <table:table-cell table:number-columns-repeated="4"/>
        </table:table-row>
        <table:table-row table:style-name="ro1">
          <table:table-cell table:formula="of:=DEC2HEX(HEX2DEC([.A151])+1)" office:value-type="string" office:string-value="E097" calcext:value-type="string">
            <text:p>E097</text:p>
          </table:table-cell>
          <table:table-cell table:number-columns-repeated="4"/>
        </table:table-row>
        <table:table-row table:style-name="ro1">
          <table:table-cell table:formula="of:=DEC2HEX(HEX2DEC([.A152])+1)" office:value-type="string" office:string-value="E098" calcext:value-type="string">
            <text:p>E098</text:p>
          </table:table-cell>
          <table:table-cell table:number-columns-repeated="4"/>
        </table:table-row>
        <table:table-row table:style-name="ro1">
          <table:table-cell table:formula="of:=DEC2HEX(HEX2DEC([.A153])+1)" office:value-type="string" office:string-value="E099" calcext:value-type="string">
            <text:p>E099</text:p>
          </table:table-cell>
          <table:table-cell table:number-columns-repeated="4"/>
        </table:table-row>
        <table:table-row table:style-name="ro1">
          <table:table-cell table:formula="of:=DEC2HEX(HEX2DEC([.A154])+1)" office:value-type="string" office:string-value="E09A" calcext:value-type="string">
            <text:p>E09A</text:p>
          </table:table-cell>
          <table:table-cell table:number-columns-repeated="4"/>
        </table:table-row>
        <table:table-row table:style-name="ro1">
          <table:table-cell table:formula="of:=DEC2HEX(HEX2DEC([.A155])+1)" office:value-type="string" office:string-value="E09B" calcext:value-type="string">
            <text:p>E09B</text:p>
          </table:table-cell>
          <table:table-cell table:number-columns-repeated="4"/>
        </table:table-row>
        <table:table-row table:style-name="ro1">
          <table:table-cell table:formula="of:=DEC2HEX(HEX2DEC([.A156])+1)" office:value-type="string" office:string-value="E09C" calcext:value-type="string">
            <text:p>E09C</text:p>
          </table:table-cell>
          <table:table-cell table:number-columns-repeated="4"/>
        </table:table-row>
        <table:table-row table:style-name="ro1">
          <table:table-cell table:formula="of:=DEC2HEX(HEX2DEC([.A157])+1)" office:value-type="string" office:string-value="E09D" calcext:value-type="string">
            <text:p>E09D</text:p>
          </table:table-cell>
          <table:table-cell table:number-columns-repeated="4"/>
        </table:table-row>
        <table:table-row table:style-name="ro1">
          <table:table-cell table:formula="of:=DEC2HEX(HEX2DEC([.A158])+1)" office:value-type="string" office:string-value="E09E" calcext:value-type="string">
            <text:p>E09E</text:p>
          </table:table-cell>
          <table:table-cell table:number-columns-repeated="4"/>
        </table:table-row>
        <table:table-row table:style-name="ro1">
          <table:table-cell table:formula="of:=DEC2HEX(HEX2DEC([.A159])+1)" office:value-type="string" office:string-value="E09F" calcext:value-type="string">
            <text:p>E09F</text:p>
          </table:table-cell>
          <table:table-cell table:number-columns-repeated="4"/>
        </table:table-row>
        <table:table-row table:style-name="ro1">
          <table:table-cell table:formula="of:=DEC2HEX(HEX2DEC([.A160])+1)" office:value-type="string" office:string-value="E0A0" calcext:value-type="string">
            <text:p>E0A0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Above</text:p>
          </table:table-cell>
          <table:table-cell table:number-columns-repeated="2"/>
        </table:table-row>
        <table:table-row table:style-name="ro1">
          <table:table-cell table:formula="of:=DEC2HEX(HEX2DEC([.A161])+1)" office:value-type="string" office:string-value="E0A1" calcext:value-type="string">
            <text:p>E0A1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Below</text:p>
          </table:table-cell>
          <table:table-cell table:number-columns-repeated="2"/>
        </table:table-row>
        <table:table-row table:style-name="ro1">
          <table:table-cell table:formula="of:=DEC2HEX(HEX2DEC([.A162])+1)" office:value-type="string" office:string-value="E0A2" calcext:value-type="string">
            <text:p>E0A2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Left</text:p>
          </table:table-cell>
          <table:table-cell table:number-columns-repeated="2"/>
        </table:table-row>
        <table:table-row table:style-name="ro1">
          <table:table-cell table:formula="of:=DEC2HEX(HEX2DEC([.A163])+1)" office:value-type="string" office:string-value="E0A3" calcext:value-type="string">
            <text:p>E0A3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Right</text:p>
          </table:table-cell>
          <table:table-cell table:number-columns-repeated="2"/>
        </table:table-row>
        <table:table-row table:style-name="ro1">
          <table:table-cell table:formula="of:=DEC2HEX(HEX2DEC([.A164])+1)" office:value-type="string" office:string-value="E0A4" calcext:value-type="string">
            <text:p>E0A4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</text:p>
          </table:table-cell>
          <table:table-cell table:number-columns-repeated="2"/>
        </table:table-row>
        <table:table-row table:style-name="ro1">
          <table:table-cell table:formula="of:=DEC2HEX(HEX2DEC([.A165])+1)" office:value-type="string" office:string-value="E0A5" calcext:value-type="string">
            <text:p>E0A5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Below</text:p>
          </table:table-cell>
          <table:table-cell table:number-columns-repeated="2"/>
        </table:table-row>
        <table:table-row table:style-name="ro1">
          <table:table-cell table:formula="of:=DEC2HEX(HEX2DEC([.A166])+1)" office:value-type="string" office:string-value="E0A6" calcext:value-type="string">
            <text:p>E0A6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Above</text:p>
          </table:table-cell>
          <table:table-cell table:number-columns-repeated="2"/>
        </table:table-row>
        <table:table-row table:style-name="ro1">
          <table:table-cell table:formula="of:=DEC2HEX(HEX2DEC([.A167])+1)" office:value-type="string" office:string-value="E0A7" calcext:value-type="string">
            <text:p>E0A7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Right</text:p>
          </table:table-cell>
          <table:table-cell table:number-columns-repeated="2"/>
        </table:table-row>
        <table:table-row table:style-name="ro1">
          <table:table-cell table:formula="of:=DEC2HEX(HEX2DEC([.A168])+1)" office:value-type="string" office:string-value="E0A8" calcext:value-type="string">
            <text:p>E0A8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</text:p>
          </table:table-cell>
          <table:table-cell table:number-columns-repeated="2"/>
        </table:table-row>
        <table:table-row table:style-name="ro1">
          <table:table-cell table:formula="of:=DEC2HEX(HEX2DEC([.A169])+1)" office:value-type="string" office:string-value="E0A9" calcext:value-type="string">
            <text:p>E0A9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Below</text:p>
          </table:table-cell>
          <table:table-cell table:number-columns-repeated="2"/>
        </table:table-row>
        <table:table-row table:style-name="ro1">
          <table:table-cell table:formula="of:=DEC2HEX(HEX2DEC([.A170])+1)" office:value-type="string" office:string-value="E0AA" calcext:value-type="string">
            <text:p>E0AA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Above</text:p>
          </table:table-cell>
          <table:table-cell table:number-columns-repeated="2"/>
        </table:table-row>
        <table:table-row table:style-name="ro1">
          <table:table-cell table:formula="of:=DEC2HEX(HEX2DEC([.A171])+1)" office:value-type="string" office:string-value="E0AB" calcext:value-type="string">
            <text:p>E0AB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Right</text:p>
          </table:table-cell>
          <table:table-cell table:number-columns-repeated="2"/>
        </table:table-row>
        <table:table-row table:style-name="ro1">
          <table:table-cell table:formula="of:=DEC2HEX(HEX2DEC([.A172])+1)" office:value-type="string" office:string-value="E0AC" calcext:value-type="string">
            <text:p>E0AC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argon</text:p>
          </table:table-cell>
          <table:table-cell table:number-columns-repeated="2"/>
        </table:table-row>
        <table:table-row table:style-name="ro1">
          <table:table-cell table:formula="of:=DEC2HEX(HEX2DEC([.A173])+1)" office:value-type="string" office:string-value="E0AD" calcext:value-type="string">
            <text:p>E0AD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argon</text:p>
          </table:table-cell>
          <table:table-cell table:number-columns-repeated="2"/>
        </table:table-row>
        <table:table-row table:style-name="ro1">
          <table:table-cell table:formula="of:=DEC2HEX(HEX2DEC([.A174])+1)" office:value-type="string" office:string-value="E0AE" calcext:value-type="string">
            <text:p>E0AE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argon</text:p>
          </table:table-cell>
          <table:table-cell table:number-columns-repeated="2"/>
        </table:table-row>
        <table:table-row table:style-name="ro1">
          <table:table-cell table:formula="of:=DEC2HEX(HEX2DEC([.A175])+1)" office:value-type="string" office:string-value="E0AF" calcext:value-type="string">
            <text:p>E0AF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6])+1)" office:value-type="string" office:string-value="E0B0" calcext:value-type="string">
            <text:p>E0B0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7])+1)" office:value-type="string" office:string-value="E0B1" calcext:value-type="string">
            <text:p>E0B1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8])+1)" office:value-type="string" office:string-value="E0B2" calcext:value-type="string">
            <text:p>E0B2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9])+1)" office:value-type="string" office:string-value="E0B3" calcext:value-type="string">
            <text:p>E0B3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0])+1)" office:value-type="string" office:string-value="E0B4" calcext:value-type="string">
            <text:p>E0B4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1])+1)" office:value-type="string" office:string-value="E0B5" calcext:value-type="string">
            <text:p>E0B5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2])+1)" office:value-type="string" office:string-value="E0B6" calcext:value-type="string">
            <text:p>E0B6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3])+1)" office:value-type="string" office:string-value="E0B7" calcext:value-type="string">
            <text:p>E0B7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4])+1)" office:value-type="string" office:string-value="E0B8" calcext:value-type="string">
            <text:p>E0B8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5])+1)" office:value-type="string" office:string-value="E0B9" calcext:value-type="string">
            <text:p>E0B9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6])+1)" office:value-type="string" office:string-value="E0BA" calcext:value-type="string">
            <text:p>E0BA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7])+1)" office:value-type="string" office:string-value="E0BB" calcext:value-type="string">
            <text:p>E0BB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8])+1)" office:value-type="string" office:string-value="E0BC" calcext:value-type="string">
            <text:p>E0BC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9])+1)" office:value-type="string" office:string-value="E0BD" calcext:value-type="string">
            <text:p>E0BD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0])+1)" office:value-type="string" office:string-value="E0BE" calcext:value-type="string">
            <text:p>E0B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1])+1)" office:value-type="string" office:string-value="E0BF" calcext:value-type="string">
            <text:p>E0BF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2])+1)" office:value-type="string" office:string-value="E0C0" calcext:value-type="string">
            <text:p>E0C0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Ano</text:p>
          </table:table-cell>
          <table:table-cell table:number-columns-repeated="2"/>
        </table:table-row>
        <table:table-row table:style-name="ro1">
          <table:table-cell table:formula="of:=DEC2HEX(HEX2DEC([.A193])+1)" office:value-type="string" office:string-value="E0C1" calcext:value-type="string">
            <text:p>E0C1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Kato</text:p>
          </table:table-cell>
          <table:table-cell table:number-columns-repeated="2"/>
        </table:table-row>
        <table:table-row table:style-name="ro1">
          <table:table-cell table:formula="of:=DEC2HEX(HEX2DEC([.A194])+1)" office:value-type="string" office:string-value="E0C2" calcext:value-type="string">
            <text:p>E0C2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hapli</text:p>
          </table:table-cell>
          <table:table-cell table:number-columns-repeated="2"/>
        </table:table-row>
        <table:table-row table:style-name="ro1">
          <table:table-cell table:formula="of:=DEC2HEX(HEX2DEC([.A195])+1)" office:value-type="string" office:string-value="E0C3" calcext:value-type="string">
            <text:p>E0C3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 table:formula="of:=DEC2HEX(HEX2DEC([.A196])+1)" office:value-type="string" office:string-value="E0C4" calcext:value-type="string">
            <text:p>E0C4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tripli</text:p>
          </table:table-cell>
          <table:table-cell table:number-columns-repeated="2"/>
        </table:table-row>
        <table:table-row table:style-name="ro1">
          <table:table-cell table:formula="of:=DEC2HEX(HEX2DEC([.A197])+1)" office:value-type="string" office:string-value="E0C5" calcext:value-type="string">
            <text:p>E0C5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hapli</text:p>
          </table:table-cell>
          <table:table-cell table:number-columns-repeated="2"/>
        </table:table-row>
        <table:table-row table:style-name="ro1">
          <table:table-cell table:formula="of:=DEC2HEX(HEX2DEC([.A198])+1)" office:value-type="string" office:string-value="E0C6" calcext:value-type="string">
            <text:p>E0C6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dipli</text:p>
          </table:table-cell>
          <table:table-cell table:number-columns-repeated="2"/>
        </table:table-row>
        <table:table-row table:style-name="ro1">
          <table:table-cell table:formula="of:=DEC2HEX(HEX2DEC([.A199])+1)" office:value-type="string" office:string-value="E0C7" calcext:value-type="string">
            <text:p>E0C7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tripli</text:p>
          </table:table-cell>
          <table:table-cell table:number-columns-repeated="2"/>
        </table:table-row>
        <table:table-row table:style-name="ro1">
          <table:table-cell table:formula="of:=DEC2HEX(HEX2DEC([.A200])+1)" office:value-type="string" office:string-value="E0C8" calcext:value-type="string">
            <text:p>E0C8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?</text:p>
          </table:table-cell>
          <table:table-cell table:number-columns-repeated="2"/>
        </table:table-row>
        <table:table-row table:style-name="ro1">
          <table:table-cell table:formula="of:=DEC2HEX(HEX2DEC([.A201])+1)" office:value-type="string" office:string-value="E0C9" calcext:value-type="string">
            <text:p>E0C9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stavros</text:p>
          </table:table-cell>
          <table:table-cell table:number-columns-repeated="2"/>
        </table:table-row>
        <table:table-row table:style-name="ro1">
          <table:table-cell table:formula="of:=DEC2HEX(HEX2DEC([.A202])+1)" office:value-type="string" office:string-value="E0CA" calcext:value-type="string">
            <text:p>E0CA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comma</text:p>
          </table:table-cell>
          <table:table-cell table:number-columns-repeated="2"/>
        </table:table-row>
        <table:table-row table:style-name="ro1">
          <table:table-cell table:formula="of:=DEC2HEX(HEX2DEC([.A203])+1)" office:value-type="string" office:string-value="E0CB" calcext:value-type="string">
            <text:p>E0CB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orona</text:p>
          </table:table-cell>
          <table:table-cell table:number-columns-repeated="2"/>
        </table:table-row>
        <table:table-row table:style-name="ro1">
          <table:table-cell table:formula="of:=DEC2HEX(HEX2DEC([.A204])+1)" office:value-type="string" office:string-value="E0CC" calcext:value-type="string">
            <text:p>E0CC</text:p>
          </table:table-cell>
          <table:table-cell table:number-columns-repeated="4"/>
        </table:table-row>
        <table:table-row table:style-name="ro1">
          <table:table-cell table:formula="of:=DEC2HEX(HEX2DEC([.A205])+1)" office:value-type="string" office:string-value="E0CD" calcext:value-type="string">
            <text:p>E0CD</text:p>
          </table:table-cell>
          <table:table-cell table:number-columns-repeated="4"/>
        </table:table-row>
        <table:table-row table:style-name="ro1">
          <table:table-cell table:formula="of:=DEC2HEX(HEX2DEC([.A206])+1)" office:value-type="string" office:string-value="E0CE" calcext:value-type="string">
            <text:p>E0CE</text:p>
          </table:table-cell>
          <table:table-cell table:number-columns-repeated="4"/>
        </table:table-row>
        <table:table-row table:style-name="ro1">
          <table:table-cell table:formula="of:=DEC2HEX(HEX2DEC([.A207])+1)" office:value-type="string" office:string-value="E0CF" calcext:value-type="string">
            <text:p>E0CF</text:p>
          </table:table-cell>
          <table:table-cell table:number-columns-repeated="4"/>
        </table:table-row>
        <table:table-row table:style-name="ro1">
          <table:table-cell table:formula="of:=DEC2HEX(HEX2DEC([.A208])+1)" office:value-type="string" office:string-value="E0D0" calcext:value-type="string">
            <text:p>E0D0</text:p>
          </table:table-cell>
          <table:table-cell table:number-columns-repeated="4"/>
        </table:table-row>
        <table:table-row table:style-name="ro1">
          <table:table-cell table:formula="of:=DEC2HEX(HEX2DEC([.A209])+1)" office:value-type="string" office:string-value="E0D1" calcext:value-type="string">
            <text:p>E0D1</text:p>
          </table:table-cell>
          <table:table-cell table:number-columns-repeated="4"/>
        </table:table-row>
        <table:table-row table:style-name="ro1">
          <table:table-cell table:formula="of:=DEC2HEX(HEX2DEC([.A210])+1)" office:value-type="string" office:string-value="E0D2" calcext:value-type="string">
            <text:p>E0D2</text:p>
          </table:table-cell>
          <table:table-cell table:number-columns-repeated="4"/>
        </table:table-row>
        <table:table-row table:style-name="ro1">
          <table:table-cell table:formula="of:=DEC2HEX(HEX2DEC([.A211])+1)" office:value-type="string" office:string-value="E0D3" calcext:value-type="string">
            <text:p>E0D3</text:p>
          </table:table-cell>
          <table:table-cell table:number-columns-repeated="4"/>
        </table:table-row>
        <table:table-row table:style-name="ro1">
          <table:table-cell table:formula="of:=DEC2HEX(HEX2DEC([.A212])+1)" office:value-type="string" office:string-value="E0D4" calcext:value-type="string">
            <text:p>E0D4</text:p>
          </table:table-cell>
          <table:table-cell table:number-columns-repeated="4"/>
        </table:table-row>
        <table:table-row table:style-name="ro1">
          <table:table-cell table:formula="of:=DEC2HEX(HEX2DEC([.A213])+1)" office:value-type="string" office:string-value="E0D5" calcext:value-type="string">
            <text:p>E0D5</text:p>
          </table:table-cell>
          <table:table-cell table:number-columns-repeated="4"/>
        </table:table-row>
        <table:table-row table:style-name="ro1">
          <table:table-cell table:formula="of:=DEC2HEX(HEX2DEC([.A214])+1)" office:value-type="string" office:string-value="E0D6" calcext:value-type="string">
            <text:p>E0D6</text:p>
          </table:table-cell>
          <table:table-cell table:number-columns-repeated="4"/>
        </table:table-row>
        <table:table-row table:style-name="ro1">
          <table:table-cell table:formula="of:=DEC2HEX(HEX2DEC([.A215])+1)" office:value-type="string" office:string-value="E0D7" calcext:value-type="string">
            <text:p>E0D7</text:p>
          </table:table-cell>
          <table:table-cell table:number-columns-repeated="4"/>
        </table:table-row>
        <table:table-row table:style-name="ro1">
          <table:table-cell table:formula="of:=DEC2HEX(HEX2DEC([.A216])+1)" office:value-type="string" office:string-value="E0D8" calcext:value-type="string">
            <text:p>E0D8</text:p>
          </table:table-cell>
          <table:table-cell table:number-columns-repeated="4"/>
        </table:table-row>
        <table:table-row table:style-name="ro1">
          <table:table-cell table:formula="of:=DEC2HEX(HEX2DEC([.A217])+1)" office:value-type="string" office:string-value="E0D9" calcext:value-type="string">
            <text:p>E0D9</text:p>
          </table:table-cell>
          <table:table-cell table:number-columns-repeated="4"/>
        </table:table-row>
        <table:table-row table:style-name="ro1">
          <table:table-cell table:formula="of:=DEC2HEX(HEX2DEC([.A218])+1)" office:value-type="string" office:string-value="E0DA" calcext:value-type="string">
            <text:p>E0DA</text:p>
          </table:table-cell>
          <table:table-cell table:number-columns-repeated="4"/>
        </table:table-row>
        <table:table-row table:style-name="ro1">
          <table:table-cell table:formula="of:=DEC2HEX(HEX2DEC([.A219])+1)" office:value-type="string" office:string-value="E0DB" calcext:value-type="string">
            <text:p>E0DB</text:p>
          </table:table-cell>
          <table:table-cell table:number-columns-repeated="4"/>
        </table:table-row>
        <table:table-row table:style-name="ro1">
          <table:table-cell table:formula="of:=DEC2HEX(HEX2DEC([.A220])+1)" office:value-type="string" office:string-value="E0DC" calcext:value-type="string">
            <text:p>E0DC</text:p>
          </table:table-cell>
          <table:table-cell table:number-columns-repeated="4"/>
        </table:table-row>
        <table:table-row table:style-name="ro1">
          <table:table-cell table:formula="of:=DEC2HEX(HEX2DEC([.A221])+1)" office:value-type="string" office:string-value="E0DD" calcext:value-type="string">
            <text:p>E0DD</text:p>
          </table:table-cell>
          <table:table-cell table:number-columns-repeated="4"/>
        </table:table-row>
        <table:table-row table:style-name="ro1">
          <table:table-cell table:formula="of:=DEC2HEX(HEX2DEC([.A222])+1)" office:value-type="string" office:string-value="E0DE" calcext:value-type="string">
            <text:p>E0DE</text:p>
          </table:table-cell>
          <table:table-cell table:number-columns-repeated="4"/>
        </table:table-row>
        <table:table-row table:style-name="ro1">
          <table:table-cell table:formula="of:=DEC2HEX(HEX2DEC([.A223])+1)" office:value-type="string" office:string-value="E0DF" calcext:value-type="string">
            <text:p>E0DF</text:p>
          </table:table-cell>
          <table:table-cell table:number-columns-repeated="4"/>
        </table:table-row>
        <table:table-row table:style-name="ro1">
          <table:table-cell table:formula="of:=DEC2HEX(HEX2DEC([.A224])+1)" office:value-type="string" office:string-value="E0E0" calcext:value-type="string">
            <text:p>E0E0</text:p>
          </table:table-cell>
          <table:table-cell table:number-columns-repeated="4"/>
        </table:table-row>
        <table:table-row table:style-name="ro1">
          <table:table-cell table:formula="of:=DEC2HEX(HEX2DEC([.A225])+1)" office:value-type="string" office:string-value="E0E1" calcext:value-type="string">
            <text:p>E0E1</text:p>
          </table:table-cell>
          <table:table-cell table:number-columns-repeated="4"/>
        </table:table-row>
        <table:table-row table:style-name="ro1">
          <table:table-cell table:formula="of:=DEC2HEX(HEX2DEC([.A226])+1)" office:value-type="string" office:string-value="E0E2" calcext:value-type="string">
            <text:p>E0E2</text:p>
          </table:table-cell>
          <table:table-cell table:number-columns-repeated="4"/>
        </table:table-row>
        <table:table-row table:style-name="ro1">
          <table:table-cell table:formula="of:=DEC2HEX(HEX2DEC([.A227])+1)" office:value-type="string" office:string-value="E0E3" calcext:value-type="string">
            <text:p>E0E3</text:p>
          </table:table-cell>
          <table:table-cell table:number-columns-repeated="4"/>
        </table:table-row>
        <table:table-row table:style-name="ro1">
          <table:table-cell table:formula="of:=DEC2HEX(HEX2DEC([.A228])+1)" office:value-type="string" office:string-value="E0E4" calcext:value-type="string">
            <text:p>E0E4</text:p>
          </table:table-cell>
          <table:table-cell table:number-columns-repeated="4"/>
        </table:table-row>
        <table:table-row table:style-name="ro1">
          <table:table-cell table:formula="of:=DEC2HEX(HEX2DEC([.A229])+1)" office:value-type="string" office:string-value="E0E5" calcext:value-type="string">
            <text:p>E0E5</text:p>
          </table:table-cell>
          <table:table-cell table:number-columns-repeated="4"/>
        </table:table-row>
        <table:table-row table:style-name="ro1">
          <table:table-cell table:formula="of:=DEC2HEX(HEX2DEC([.A230])+1)" office:value-type="string" office:string-value="E0E6" calcext:value-type="string">
            <text:p>E0E6</text:p>
          </table:table-cell>
          <table:table-cell table:number-columns-repeated="4"/>
        </table:table-row>
        <table:table-row table:style-name="ro1">
          <table:table-cell table:formula="of:=DEC2HEX(HEX2DEC([.A231])+1)" office:value-type="string" office:string-value="E0E7" calcext:value-type="string">
            <text:p>E0E7</text:p>
          </table:table-cell>
          <table:table-cell table:number-columns-repeated="4"/>
        </table:table-row>
        <table:table-row table:style-name="ro1">
          <table:table-cell table:formula="of:=DEC2HEX(HEX2DEC([.A232])+1)" office:value-type="string" office:string-value="E0E8" calcext:value-type="string">
            <text:p>E0E8</text:p>
          </table:table-cell>
          <table:table-cell table:number-columns-repeated="4"/>
        </table:table-row>
        <table:table-row table:style-name="ro1">
          <table:table-cell table:formula="of:=DEC2HEX(HEX2DEC([.A233])+1)" office:value-type="string" office:string-value="E0E9" calcext:value-type="string">
            <text:p>E0E9</text:p>
          </table:table-cell>
          <table:table-cell table:number-columns-repeated="4"/>
        </table:table-row>
        <table:table-row table:style-name="ro1">
          <table:table-cell table:formula="of:=DEC2HEX(HEX2DEC([.A234])+1)" office:value-type="string" office:string-value="E0EA" calcext:value-type="string">
            <text:p>E0EA</text:p>
          </table:table-cell>
          <table:table-cell table:number-columns-repeated="4"/>
        </table:table-row>
        <table:table-row table:style-name="ro1">
          <table:table-cell table:formula="of:=DEC2HEX(HEX2DEC([.A235])+1)" office:value-type="string" office:string-value="E0EB" calcext:value-type="string">
            <text:p>E0EB</text:p>
          </table:table-cell>
          <table:table-cell table:number-columns-repeated="4"/>
        </table:table-row>
        <table:table-row table:style-name="ro1">
          <table:table-cell table:formula="of:=DEC2HEX(HEX2DEC([.A236])+1)" office:value-type="string" office:string-value="E0EC" calcext:value-type="string">
            <text:p>E0EC</text:p>
          </table:table-cell>
          <table:table-cell table:number-columns-repeated="4"/>
        </table:table-row>
        <table:table-row table:style-name="ro1">
          <table:table-cell table:formula="of:=DEC2HEX(HEX2DEC([.A237])+1)" office:value-type="string" office:string-value="E0ED" calcext:value-type="string">
            <text:p>E0ED</text:p>
          </table:table-cell>
          <table:table-cell table:number-columns-repeated="4"/>
        </table:table-row>
        <table:table-row table:style-name="ro1">
          <table:table-cell table:formula="of:=DEC2HEX(HEX2DEC([.A238])+1)" office:value-type="string" office:string-value="E0EE" calcext:value-type="string">
            <text:p>E0EE</text:p>
          </table:table-cell>
          <table:table-cell table:number-columns-repeated="4"/>
        </table:table-row>
        <table:table-row table:style-name="ro1">
          <table:table-cell table:formula="of:=DEC2HEX(HEX2DEC([.A239])+1)" office:value-type="string" office:string-value="E0EF" calcext:value-type="string">
            <text:p>E0EF</text:p>
          </table:table-cell>
          <table:table-cell table:number-columns-repeated="4"/>
        </table:table-row>
        <table:table-row table:style-name="ro1">
          <table:table-cell table:formula="of:=DEC2HEX(HEX2DEC([.A240])+1)" office:value-type="string" office:string-value="E0F0" calcext:value-type="string">
            <text:p>E0F0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vareia</text:p>
          </table:table-cell>
          <table:table-cell table:number-columns-repeated="2"/>
        </table:table-row>
        <table:table-row table:style-name="ro1">
          <table:table-cell table:formula="of:=DEC2HEX(HEX2DEC([.A241])+1)" office:value-type="string" office:string-value="E0F1" calcext:value-type="string">
            <text:p>E0F1</text:p>
          </table:table-cell>
          <table:table-cell/>
          <table:table-cell office:value-type="string" calcext:value-type="string">
            <text:p>psifiston</text:p>
          </table:table-cell>
          <table:table-cell table:number-columns-repeated="2"/>
        </table:table-row>
        <table:table-row table:style-name="ro1">
          <table:table-cell table:formula="of:=DEC2HEX(HEX2DEC([.A242])+1)" office:value-type="string" office:string-value="E0F2" calcext:value-type="string">
            <text:p>E0F2</text:p>
          </table:table-cell>
          <table:table-cell/>
          <table:table-cell office:value-type="string" calcext:value-type="string">
            <text:p>omalon</text:p>
          </table:table-cell>
          <table:table-cell table:number-columns-repeated="2"/>
        </table:table-row>
        <table:table-row table:style-name="ro1">
          <table:table-cell table:formula="of:=DEC2HEX(HEX2DEC([.A243])+1)" office:value-type="string" office:string-value="E0F3" calcext:value-type="string">
            <text:p>E0F3</text:p>
          </table:table-cell>
          <table:table-cell/>
          <table:table-cell office:value-type="string" calcext:value-type="string">
            <text:p>omalon.alt</text:p>
          </table:table-cell>
          <table:table-cell/>
          <table:table-cell office:value-type="string" calcext:value-type="string">
            <text:p>for gorgon</text:p>
          </table:table-cell>
        </table:table-row>
        <table:table-row table:style-name="ro1">
          <table:table-cell table:formula="of:=DEC2HEX(HEX2DEC([.A244])+1)" office:value-type="string" office:string-value="E0F4" calcext:value-type="string">
            <text:p>E0F4</text:p>
          </table:table-cell>
          <table:table-cell/>
          <table:table-cell office:value-type="string" calcext:value-type="string">
            <text:p>antikenoma</text:p>
          </table:table-cell>
          <table:table-cell table:number-columns-repeated="2"/>
        </table:table-row>
        <table:table-row table:style-name="ro1">
          <table:table-cell table:formula="of:=DEC2HEX(HEX2DEC([.A245])+1)" office:value-type="string" office:string-value="E0F5" calcext:value-type="string">
            <text:p>E0F5</text:p>
          </table:table-cell>
          <table:table-cell/>
          <table:table-cell office:value-type="string" calcext:value-type="string">
            <text:p>antikenoma.alt</text:p>
          </table:table-cell>
          <table:table-cell/>
          <table:table-cell office:value-type="string" calcext:value-type="string">
            <text:p>probably calt</text:p>
          </table:table-cell>
        </table:table-row>
        <table:table-row table:style-name="ro1">
          <table:table-cell table:formula="of:=DEC2HEX(HEX2DEC([.A246])+1)" office:value-type="string" office:string-value="E0F6" calcext:value-type="string">
            <text:p>E0F6</text:p>
          </table:table-cell>
          <table:table-cell/>
          <table:table-cell office:value-type="string" calcext:value-type="string">
            <text:p>syndesmos</text:p>
          </table:table-cell>
          <table:table-cell table:number-columns-repeated="2"/>
        </table:table-row>
        <table:table-row table:style-name="ro1">
          <table:table-cell table:formula="of:=DEC2HEX(HEX2DEC([.A247])+1)" office:value-type="string" office:string-value="E0F7" calcext:value-type="string">
            <text:p>E0F7</text:p>
          </table:table-cell>
          <table:table-cell/>
          <table:table-cell office:value-type="string" calcext:value-type="string">
            <text:p>endofonon</text:p>
          </table:table-cell>
          <table:table-cell table:number-columns-repeated="2"/>
        </table:table-row>
        <table:table-row table:style-name="ro1">
          <table:table-cell table:formula="of:=DEC2HEX(HEX2DEC([.A248])+1)" office:value-type="string" office:string-value="E0F8" calcext:value-type="string">
            <text:p>E0F8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49])+1)" office:value-type="string" office:string-value="E0F9" calcext:value-type="string">
            <text:p>E0F9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0])+1)" office:value-type="string" office:string-value="E0FA" calcext:value-type="string">
            <text:p>E0FA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1])+1)" office:value-type="string" office:string-value="E0FB" calcext:value-type="string">
            <text:p>E0FB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2])+1)" office:value-type="string" office:string-value="E0FC" calcext:value-type="string">
            <text:p>E0FC</text:p>
          </table:table-cell>
          <table:table-cell table:number-columns-repeated="4"/>
        </table:table-row>
        <table:table-row table:style-name="ro1">
          <table:table-cell table:formula="of:=DEC2HEX(HEX2DEC([.A253])+1)" office:value-type="string" office:string-value="E0FD" calcext:value-type="string">
            <text:p>E0FD</text:p>
          </table:table-cell>
          <table:table-cell table:number-columns-repeated="4"/>
        </table:table-row>
        <table:table-row table:style-name="ro1">
          <table:table-cell table:formula="of:=DEC2HEX(HEX2DEC([.A254])+1)" office:value-type="string" office:string-value="E0FE" calcext:value-type="string">
            <text:p>E0FE</text:p>
          </table:table-cell>
          <table:table-cell table:number-columns-repeated="4"/>
        </table:table-row>
        <table:table-row table:style-name="ro1">
          <table:table-cell table:formula="of:=DEC2HEX(HEX2DEC([.A255])+1)" office:value-type="string" office:string-value="E0FF" calcext:value-type="string">
            <text:p>E0FF</text:p>
          </table:table-cell>
          <table:table-cell table:number-columns-repeated="4"/>
        </table:table-row>
        <table:table-row table:style-name="ro1">
          <table:table-cell table:formula="of:=DEC2HEX(HEX2DEC([.A256])+1)" office:value-type="string" office:string-value="E100" calcext:value-type="string">
            <text:p>E100</text:p>
          </table:table-cell>
          <table:table-cell table:number-columns-repeated="4"/>
        </table:table-row>
        <table:table-row table:style-name="ro1">
          <table:table-cell table:formula="of:=DEC2HEX(HEX2DEC([.A257])+1)" office:value-type="string" office:string-value="E101" calcext:value-type="string">
            <text:p>E101</text:p>
          </table:table-cell>
          <table:table-cell table:number-columns-repeated="4"/>
        </table:table-row>
        <table:table-row table:style-name="ro1">
          <table:table-cell table:formula="of:=DEC2HEX(HEX2DEC([.A258])+1)" office:value-type="string" office:string-value="E102" calcext:value-type="string">
            <text:p>E102</text:p>
          </table:table-cell>
          <table:table-cell table:number-columns-repeated="4"/>
        </table:table-row>
        <table:table-row table:style-name="ro1">
          <table:table-cell table:formula="of:=DEC2HEX(HEX2DEC([.A259])+1)" office:value-type="string" office:string-value="E103" calcext:value-type="string">
            <text:p>E103</text:p>
          </table:table-cell>
          <table:table-cell table:number-columns-repeated="4"/>
        </table:table-row>
        <table:table-row table:style-name="ro1">
          <table:table-cell table:formula="of:=DEC2HEX(HEX2DEC([.A260])+1)" office:value-type="string" office:string-value="E104" calcext:value-type="string">
            <text:p>E104</text:p>
          </table:table-cell>
          <table:table-cell table:number-columns-repeated="4"/>
        </table:table-row>
        <table:table-row table:style-name="ro1">
          <table:table-cell table:formula="of:=DEC2HEX(HEX2DEC([.A261])+1)" office:value-type="string" office:string-value="E105" calcext:value-type="string">
            <text:p>E105</text:p>
          </table:table-cell>
          <table:table-cell table:number-columns-repeated="4"/>
        </table:table-row>
        <table:table-row table:style-name="ro1">
          <table:table-cell table:formula="of:=DEC2HEX(HEX2DEC([.A262])+1)" office:value-type="string" office:string-value="E106" calcext:value-type="string">
            <text:p>E106</text:p>
          </table:table-cell>
          <table:table-cell table:number-columns-repeated="4"/>
        </table:table-row>
        <table:table-row table:style-name="ro1">
          <table:table-cell table:formula="of:=DEC2HEX(HEX2DEC([.A263])+1)" office:value-type="string" office:string-value="E107" calcext:value-type="string">
            <text:p>E107</text:p>
          </table:table-cell>
          <table:table-cell table:number-columns-repeated="4"/>
        </table:table-row>
        <table:table-row table:style-name="ro1">
          <table:table-cell table:formula="of:=DEC2HEX(HEX2DEC([.A264])+1)" office:value-type="string" office:string-value="E108" calcext:value-type="string">
            <text:p>E108</text:p>
          </table:table-cell>
          <table:table-cell table:number-columns-repeated="4"/>
        </table:table-row>
        <table:table-row table:style-name="ro1">
          <table:table-cell table:formula="of:=DEC2HEX(HEX2DEC([.A265])+1)" office:value-type="string" office:string-value="E109" calcext:value-type="string">
            <text:p>E109</text:p>
          </table:table-cell>
          <table:table-cell table:number-columns-repeated="4"/>
        </table:table-row>
        <table:table-row table:style-name="ro1">
          <table:table-cell table:formula="of:=DEC2HEX(HEX2DEC([.A266])+1)" office:value-type="string" office:string-value="E10A" calcext:value-type="string">
            <text:p>E10A</text:p>
          </table:table-cell>
          <table:table-cell table:number-columns-repeated="4"/>
        </table:table-row>
        <table:table-row table:style-name="ro1">
          <table:table-cell table:formula="of:=DEC2HEX(HEX2DEC([.A267])+1)" office:value-type="string" office:string-value="E10B" calcext:value-type="string">
            <text:p>E10B</text:p>
          </table:table-cell>
          <table:table-cell table:number-columns-repeated="4"/>
        </table:table-row>
        <table:table-row table:style-name="ro1">
          <table:table-cell table:formula="of:=DEC2HEX(HEX2DEC([.A268])+1)" office:value-type="string" office:string-value="E10C" calcext:value-type="string">
            <text:p>E10C</text:p>
          </table:table-cell>
          <table:table-cell table:number-columns-repeated="4"/>
        </table:table-row>
        <table:table-row table:style-name="ro1">
          <table:table-cell table:formula="of:=DEC2HEX(HEX2DEC([.A269])+1)" office:value-type="string" office:string-value="E10D" calcext:value-type="string">
            <text:p>E10D</text:p>
          </table:table-cell>
          <table:table-cell table:number-columns-repeated="4"/>
        </table:table-row>
        <table:table-row table:style-name="ro1">
          <table:table-cell table:formula="of:=DEC2HEX(HEX2DEC([.A270])+1)" office:value-type="string" office:string-value="E10E" calcext:value-type="string">
            <text:p>E10E</text:p>
          </table:table-cell>
          <table:table-cell table:number-columns-repeated="4"/>
        </table:table-row>
        <table:table-row table:style-name="ro1">
          <table:table-cell table:formula="of:=DEC2HEX(HEX2DEC([.A271])+1)" office:value-type="string" office:string-value="E10F" calcext:value-type="string">
            <text:p>E10F</text:p>
          </table:table-cell>
          <table:table-cell table:number-columns-repeated="4"/>
        </table:table-row>
        <table:table-row table:style-name="ro1">
          <table:table-cell table:formula="of:=DEC2HEX(HEX2DEC([.A272])+1)" office:value-type="string" office:string-value="E110" calcext:value-type="string">
            <text:p>E110</text:p>
          </table:table-cell>
          <table:table-cell table:number-columns-repeated="4"/>
        </table:table-row>
        <table:table-row table:style-name="ro1">
          <table:table-cell table:formula="of:=DEC2HEX(HEX2DEC([.A273])+1)" office:value-type="string" office:string-value="E111" calcext:value-type="string">
            <text:p>E111</text:p>
          </table:table-cell>
          <table:table-cell table:number-columns-repeated="4"/>
        </table:table-row>
        <table:table-row table:style-name="ro1">
          <table:table-cell table:formula="of:=DEC2HEX(HEX2DEC([.A274])+1)" office:value-type="string" office:string-value="E112" calcext:value-type="string">
            <text:p>E112</text:p>
          </table:table-cell>
          <table:table-cell table:number-columns-repeated="4"/>
        </table:table-row>
        <table:table-row table:style-name="ro1">
          <table:table-cell table:formula="of:=DEC2HEX(HEX2DEC([.A275])+1)" office:value-type="string" office:string-value="E113" calcext:value-type="string">
            <text:p>E113</text:p>
          </table:table-cell>
          <table:table-cell table:number-columns-repeated="4"/>
        </table:table-row>
        <table:table-row table:style-name="ro1">
          <table:table-cell table:formula="of:=DEC2HEX(HEX2DEC([.A276])+1)" office:value-type="string" office:string-value="E114" calcext:value-type="string">
            <text:p>E114</text:p>
          </table:table-cell>
          <table:table-cell table:number-columns-repeated="4"/>
        </table:table-row>
        <table:table-row table:style-name="ro1">
          <table:table-cell table:formula="of:=DEC2HEX(HEX2DEC([.A277])+1)" office:value-type="string" office:string-value="E115" calcext:value-type="string">
            <text:p>E115</text:p>
          </table:table-cell>
          <table:table-cell table:number-columns-repeated="4"/>
        </table:table-row>
        <table:table-row table:style-name="ro1">
          <table:table-cell table:formula="of:=DEC2HEX(HEX2DEC([.A278])+1)" office:value-type="string" office:string-value="E116" calcext:value-type="string">
            <text:p>E116</text:p>
          </table:table-cell>
          <table:table-cell table:number-columns-repeated="4"/>
        </table:table-row>
        <table:table-row table:style-name="ro1">
          <table:table-cell table:formula="of:=DEC2HEX(HEX2DEC([.A279])+1)" office:value-type="string" office:string-value="E117" calcext:value-type="string">
            <text:p>E117</text:p>
          </table:table-cell>
          <table:table-cell table:number-columns-repeated="4"/>
        </table:table-row>
        <table:table-row table:style-name="ro1">
          <table:table-cell table:formula="of:=DEC2HEX(HEX2DEC([.A280])+1)" office:value-type="string" office:string-value="E118" calcext:value-type="string">
            <text:p>E118</text:p>
          </table:table-cell>
          <table:table-cell table:number-columns-repeated="4"/>
        </table:table-row>
        <table:table-row table:style-name="ro1">
          <table:table-cell table:formula="of:=DEC2HEX(HEX2DEC([.A281])+1)" office:value-type="string" office:string-value="E119" calcext:value-type="string">
            <text:p>E119</text:p>
          </table:table-cell>
          <table:table-cell table:number-columns-repeated="4"/>
        </table:table-row>
        <table:table-row table:style-name="ro1">
          <table:table-cell table:formula="of:=DEC2HEX(HEX2DEC([.A282])+1)" office:value-type="string" office:string-value="E11A" calcext:value-type="string">
            <text:p>E11A</text:p>
          </table:table-cell>
          <table:table-cell table:number-columns-repeated="4"/>
        </table:table-row>
        <table:table-row table:style-name="ro1">
          <table:table-cell table:formula="of:=DEC2HEX(HEX2DEC([.A283])+1)" office:value-type="string" office:string-value="E11B" calcext:value-type="string">
            <text:p>E11B</text:p>
          </table:table-cell>
          <table:table-cell table:number-columns-repeated="4"/>
        </table:table-row>
        <table:table-row table:style-name="ro1">
          <table:table-cell table:formula="of:=DEC2HEX(HEX2DEC([.A284])+1)" office:value-type="string" office:string-value="E11C" calcext:value-type="string">
            <text:p>E11C</text:p>
          </table:table-cell>
          <table:table-cell table:number-columns-repeated="4"/>
        </table:table-row>
        <table:table-row table:style-name="ro1">
          <table:table-cell table:formula="of:=DEC2HEX(HEX2DEC([.A285])+1)" office:value-type="string" office:string-value="E11D" calcext:value-type="string">
            <text:p>E11D</text:p>
          </table:table-cell>
          <table:table-cell table:number-columns-repeated="4"/>
        </table:table-row>
        <table:table-row table:style-name="ro1">
          <table:table-cell table:formula="of:=DEC2HEX(HEX2DEC([.A286])+1)" office:value-type="string" office:string-value="E11E" calcext:value-type="string">
            <text:p>E11E</text:p>
          </table:table-cell>
          <table:table-cell table:number-columns-repeated="4"/>
        </table:table-row>
        <table:table-row table:style-name="ro1">
          <table:table-cell table:formula="of:=DEC2HEX(HEX2DEC([.A287])+1)" office:value-type="string" office:string-value="E11F" calcext:value-type="string">
            <text:p>E11F</text:p>
          </table:table-cell>
          <table:table-cell table:number-columns-repeated="4"/>
        </table:table-row>
        <table:table-row table:style-name="ro1">
          <table:table-cell table:formula="of:=DEC2HEX(HEX2DEC([.A288])+1)" office:value-type="string" office:string-value="E120" calcext:value-type="string">
            <text:p>E12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esis2</text:p>
          </table:table-cell>
          <table:table-cell table:number-columns-repeated="2"/>
        </table:table-row>
        <table:table-row table:style-name="ro1">
          <table:table-cell table:formula="of:=DEC2HEX(HEX2DEC([.A289])+1)" office:value-type="string" office:string-value="E121" calcext:value-type="string">
            <text:p>E121</text:p>
          </table:table-cell>
          <table:table-cell/>
          <table:table-cell office:value-type="string" calcext:value-type="string">
            <text:p>diesis4</text:p>
          </table:table-cell>
          <table:table-cell table:number-columns-repeated="2"/>
        </table:table-row>
        <table:table-row table:style-name="ro1">
          <table:table-cell table:formula="of:=DEC2HEX(HEX2DEC([.A290])+1)" office:value-type="string" office:string-value="E122" calcext:value-type="string">
            <text:p>E122</text:p>
          </table:table-cell>
          <table:table-cell/>
          <table:table-cell office:value-type="string" calcext:value-type="string">
            <text:p>diesis6</text:p>
          </table:table-cell>
          <table:table-cell table:number-columns-repeated="2"/>
        </table:table-row>
        <table:table-row table:style-name="ro1">
          <table:table-cell table:formula="of:=DEC2HEX(HEX2DEC([.A291])+1)" office:value-type="string" office:string-value="E123" calcext:value-type="string">
            <text:p>E123</text:p>
          </table:table-cell>
          <table:table-cell/>
          <table:table-cell office:value-type="string" calcext:value-type="string">
            <text:p>diesis8</text:p>
          </table:table-cell>
          <table:table-cell table:number-columns-repeated="2"/>
        </table:table-row>
        <table:table-row table:style-name="ro1">
          <table:table-cell table:formula="of:=DEC2HEX(HEX2DEC([.A292])+1)" office:value-type="string" office:string-value="E124" calcext:value-type="string">
            <text:p>E124</text:p>
          </table:table-cell>
          <table:table-cell/>
          <table:table-cell office:value-type="string" calcext:value-type="string">
            <text:p>yfesis2</text:p>
          </table:table-cell>
          <table:table-cell table:number-columns-repeated="2"/>
        </table:table-row>
        <table:table-row table:style-name="ro1">
          <table:table-cell table:formula="of:=DEC2HEX(HEX2DEC([.A293])+1)" office:value-type="string" office:string-value="E125" calcext:value-type="string">
            <text:p>E125</text:p>
          </table:table-cell>
          <table:table-cell/>
          <table:table-cell office:value-type="string" calcext:value-type="string">
            <text:p>yfesis4</text:p>
          </table:table-cell>
          <table:table-cell table:number-columns-repeated="2"/>
        </table:table-row>
        <table:table-row table:style-name="ro1">
          <table:table-cell table:formula="of:=DEC2HEX(HEX2DEC([.A294])+1)" office:value-type="string" office:string-value="E126" calcext:value-type="string">
            <text:p>E126</text:p>
          </table:table-cell>
          <table:table-cell/>
          <table:table-cell office:value-type="string" calcext:value-type="string">
            <text:p>yfesis6</text:p>
          </table:table-cell>
          <table:table-cell table:number-columns-repeated="2"/>
        </table:table-row>
        <table:table-row table:style-name="ro1">
          <table:table-cell table:formula="of:=DEC2HEX(HEX2DEC([.A295])+1)" office:value-type="string" office:string-value="E127" calcext:value-type="string">
            <text:p>E127</text:p>
          </table:table-cell>
          <table:table-cell/>
          <table:table-cell office:value-type="string" calcext:value-type="string">
            <text:p>yfesis8</text:p>
          </table:table-cell>
          <table:table-cell table:number-columns-repeated="2"/>
        </table:table-row>
        <table:table-row table:style-name="ro1">
          <table:table-cell table:formula="of:=DEC2HEX(HEX2DEC([.A296])+1)" office:value-type="string" office:string-value="E128" calcext:value-type="string">
            <text:p>E128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7])+1)" office:value-type="string" office:string-value="E129" calcext:value-type="string">
            <text:p>E129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298])+1)" office:value-type="string" office:string-value="E12A" calcext:value-type="string">
            <text:p>E12A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9])+1)" office:value-type="string" office:string-value="E12B" calcext:value-type="string">
            <text:p>E12B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0])+1)" office:value-type="string" office:string-value="E12C" calcext:value-type="string">
            <text:p>E12C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1])+1)" office:value-type="string" office:string-value="E12D" calcext:value-type="string">
            <text:p>E12D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2])+1)" office:value-type="string" office:string-value="E12E" calcext:value-type="string">
            <text:p>E12E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3])+1)" office:value-type="string" office:string-value="E12F" calcext:value-type="string">
            <text:p>E12F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4])+1)" office:value-type="string" office:string-value="E130" calcext:value-type="string">
            <text:p>E130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5])+1)" office:value-type="string" office:string-value="E131" calcext:value-type="string">
            <text:p>E131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6])+1)" office:value-type="string" office:string-value="E132" calcext:value-type="string">
            <text:p>E132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7])+1)" office:value-type="string" office:string-value="E133" calcext:value-type="string">
            <text:p>E133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8])+1)" office:value-type="string" office:string-value="E134" calcext:value-type="string">
            <text:p>E134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9])+1)" office:value-type="string" office:string-value="E135" calcext:value-type="string">
            <text:p>E135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0])+1)" office:value-type="string" office:string-value="E136" calcext:value-type="string">
            <text:p>E136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11])+1)" office:value-type="string" office:string-value="E137" calcext:value-type="string">
            <text:p>E137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2])+1)" office:value-type="string" office:string-value="E138" calcext:value-type="string">
            <text:p>E138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3])+1)" office:value-type="string" office:string-value="E139" calcext:value-type="string">
            <text:p>E139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4])+1)" office:value-type="string" office:string-value="E13A" calcext:value-type="string">
            <text:p>E13A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5])+1)" office:value-type="string" office:string-value="E13B" calcext:value-type="string">
            <text:p>E13B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6])+1)" office:value-type="string" office:string-value="E13C" calcext:value-type="string">
            <text:p>E13C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7])+1)" office:value-type="string" office:string-value="E13D" calcext:value-type="string">
            <text:p>E13D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18])+1)" office:value-type="string" office:string-value="E13E" calcext:value-type="string">
            <text:p>E13E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9])+1)" office:value-type="string" office:string-value="E13F" calcext:value-type="string">
            <text:p>E13F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20])+1)" office:value-type="string" office:string-value="E140" calcext:value-type="string">
            <text:p>E140</text:p>
          </table:table-cell>
          <table:table-cell/>
          <table:table-cell office:value-type="string" calcext:value-type="string">
            <text:p>generalFlatAno</text:p>
          </table:table-cell>
          <table:table-cell table:number-columns-repeated="2"/>
        </table:table-row>
        <table:table-row table:style-name="ro1">
          <table:table-cell table:formula="of:=DEC2HEX(HEX2DEC([.A321])+1)" office:value-type="string" office:string-value="E141" calcext:value-type="string">
            <text:p>E141</text:p>
          </table:table-cell>
          <table:table-cell/>
          <table:table-cell office:value-type="string" calcext:value-type="string">
            <text:p>generalFlatKato</text:p>
          </table:table-cell>
          <table:table-cell table:number-columns-repeated="2"/>
        </table:table-row>
        <table:table-row table:style-name="ro1">
          <table:table-cell table:formula="of:=DEC2HEX(HEX2DEC([.A322])+1)" office:value-type="string" office:string-value="E142" calcext:value-type="string">
            <text:p>E142</text:p>
          </table:table-cell>
          <table:table-cell/>
          <table:table-cell office:value-type="string" calcext:value-type="string">
            <text:p>generalSharpAno</text:p>
          </table:table-cell>
          <table:table-cell table:number-columns-repeated="2"/>
        </table:table-row>
        <table:table-row table:style-name="ro1">
          <table:table-cell table:formula="of:=DEC2HEX(HEX2DEC([.A323])+1)" office:value-type="string" office:string-value="E143" calcext:value-type="string">
            <text:p>E143</text:p>
          </table:table-cell>
          <table:table-cell/>
          <table:table-cell office:value-type="string" calcext:value-type="string">
            <text:p>generalSharpKato</text:p>
          </table:table-cell>
          <table:table-cell table:number-columns-repeated="2"/>
        </table:table-row>
        <table:table-row table:style-name="ro1">
          <table:table-cell table:formula="of:=DEC2HEX(HEX2DEC([.A324])+1)" office:value-type="string" office:string-value="E144" calcext:value-type="string">
            <text:p>E144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5])+1)" office:value-type="string" office:string-value="E145" calcext:value-type="string">
            <text:p>E145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6])+1)" office:value-type="string" office:string-value="E146" calcext:value-type="string">
            <text:p>E146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above</text:p>
          </table:table-cell>
          <table:table-cell/>
        </table:table-row>
        <table:table-row table:style-name="ro1">
          <table:table-cell table:formula="of:=DEC2HEX(HEX2DEC([.A327])+1)" office:value-type="string" office:string-value="E147" calcext:value-type="string">
            <text:p>E147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below?</text:p>
          </table:table-cell>
          <table:table-cell/>
        </table:table-row>
        <table:table-row table:style-name="ro1">
          <table:table-cell table:formula="of:=DEC2HEX(HEX2DEC([.A328])+1)" office:value-type="string" office:string-value="E148" calcext:value-type="string">
            <text:p>E148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29])+1)" office:value-type="string" office:string-value="E149" calcext:value-type="string">
            <text:p>E149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30])+1)" office:value-type="string" office:string-value="E14A" calcext:value-type="string">
            <text:p>E14A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1])+1)" office:value-type="string" office:string-value="E14B" calcext:value-type="string">
            <text:p>E14B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2])+1)" office:value-type="string" office:string-value="E14C" calcext:value-type="string">
            <text:p>E14C</text:p>
          </table:table-cell>
          <table:table-cell table:number-columns-repeated="4"/>
        </table:table-row>
        <table:table-row table:style-name="ro1">
          <table:table-cell table:formula="of:=DEC2HEX(HEX2DEC([.A333])+1)" office:value-type="string" office:string-value="E14D" calcext:value-type="string">
            <text:p>E14D</text:p>
          </table:table-cell>
          <table:table-cell table:number-columns-repeated="4"/>
        </table:table-row>
        <table:table-row table:style-name="ro1">
          <table:table-cell table:formula="of:=DEC2HEX(HEX2DEC([.A334])+1)" office:value-type="string" office:string-value="E14E" calcext:value-type="string">
            <text:p>E14E</text:p>
          </table:table-cell>
          <table:table-cell table:number-columns-repeated="4"/>
        </table:table-row>
        <table:table-row table:style-name="ro1">
          <table:table-cell table:formula="of:=DEC2HEX(HEX2DEC([.A335])+1)" office:value-type="string" office:string-value="E14F" calcext:value-type="string">
            <text:p>E14F</text:p>
          </table:table-cell>
          <table:table-cell table:number-columns-repeated="4"/>
        </table:table-row>
        <table:table-row table:style-name="ro1">
          <table:table-cell table:formula="of:=DEC2HEX(HEX2DEC([.A336])+1)" office:value-type="string" office:string-value="E150" calcext:value-type="string">
            <text:p>E150</text:p>
          </table:table-cell>
          <table:table-cell table:number-columns-repeated="4"/>
        </table:table-row>
        <table:table-row table:style-name="ro1">
          <table:table-cell table:formula="of:=DEC2HEX(HEX2DEC([.A337])+1)" office:value-type="string" office:string-value="E151" calcext:value-type="string">
            <text:p>E151</text:p>
          </table:table-cell>
          <table:table-cell table:number-columns-repeated="4"/>
        </table:table-row>
        <table:table-row table:style-name="ro1">
          <table:table-cell table:formula="of:=DEC2HEX(HEX2DEC([.A338])+1)" office:value-type="string" office:string-value="E152" calcext:value-type="string">
            <text:p>E152</text:p>
          </table:table-cell>
          <table:table-cell table:number-columns-repeated="4"/>
        </table:table-row>
        <table:table-row table:style-name="ro1">
          <table:table-cell table:formula="of:=DEC2HEX(HEX2DEC([.A339])+1)" office:value-type="string" office:string-value="E153" calcext:value-type="string">
            <text:p>E153</text:p>
          </table:table-cell>
          <table:table-cell table:number-columns-repeated="4"/>
        </table:table-row>
        <table:table-row table:style-name="ro1">
          <table:table-cell table:formula="of:=DEC2HEX(HEX2DEC([.A340])+1)" office:value-type="string" office:string-value="E154" calcext:value-type="string">
            <text:p>E154</text:p>
          </table:table-cell>
          <table:table-cell table:number-columns-repeated="4"/>
        </table:table-row>
        <table:table-row table:style-name="ro1">
          <table:table-cell table:formula="of:=DEC2HEX(HEX2DEC([.A341])+1)" office:value-type="string" office:string-value="E155" calcext:value-type="string">
            <text:p>E155</text:p>
          </table:table-cell>
          <table:table-cell table:number-columns-repeated="4"/>
        </table:table-row>
        <table:table-row table:style-name="ro1">
          <table:table-cell table:formula="of:=DEC2HEX(HEX2DEC([.A342])+1)" office:value-type="string" office:string-value="E156" calcext:value-type="string">
            <text:p>E156</text:p>
          </table:table-cell>
          <table:table-cell table:number-columns-repeated="4"/>
        </table:table-row>
        <table:table-row table:style-name="ro1">
          <table:table-cell table:formula="of:=DEC2HEX(HEX2DEC([.A343])+1)" office:value-type="string" office:string-value="E157" calcext:value-type="string">
            <text:p>E157</text:p>
          </table:table-cell>
          <table:table-cell table:number-columns-repeated="4"/>
        </table:table-row>
        <table:table-row table:style-name="ro1">
          <table:table-cell table:formula="of:=DEC2HEX(HEX2DEC([.A344])+1)" office:value-type="string" office:string-value="E158" calcext:value-type="string">
            <text:p>E158</text:p>
          </table:table-cell>
          <table:table-cell table:number-columns-repeated="4"/>
        </table:table-row>
        <table:table-row table:style-name="ro1">
          <table:table-cell table:formula="of:=DEC2HEX(HEX2DEC([.A345])+1)" office:value-type="string" office:string-value="E159" calcext:value-type="string">
            <text:p>E159</text:p>
          </table:table-cell>
          <table:table-cell table:number-columns-repeated="4"/>
        </table:table-row>
        <table:table-row table:style-name="ro1">
          <table:table-cell table:formula="of:=DEC2HEX(HEX2DEC([.A346])+1)" office:value-type="string" office:string-value="E15A" calcext:value-type="string">
            <text:p>E15A</text:p>
          </table:table-cell>
          <table:table-cell table:number-columns-repeated="4"/>
        </table:table-row>
        <table:table-row table:style-name="ro1">
          <table:table-cell table:formula="of:=DEC2HEX(HEX2DEC([.A347])+1)" office:value-type="string" office:string-value="E15B" calcext:value-type="string">
            <text:p>E15B</text:p>
          </table:table-cell>
          <table:table-cell table:number-columns-repeated="4"/>
        </table:table-row>
        <table:table-row table:style-name="ro1">
          <table:table-cell table:formula="of:=DEC2HEX(HEX2DEC([.A348])+1)" office:value-type="string" office:string-value="E15C" calcext:value-type="string">
            <text:p>E15C</text:p>
          </table:table-cell>
          <table:table-cell table:number-columns-repeated="4"/>
        </table:table-row>
        <table:table-row table:style-name="ro1">
          <table:table-cell table:formula="of:=DEC2HEX(HEX2DEC([.A349])+1)" office:value-type="string" office:string-value="E15D" calcext:value-type="string">
            <text:p>E15D</text:p>
          </table:table-cell>
          <table:table-cell table:number-columns-repeated="4"/>
        </table:table-row>
        <table:table-row table:style-name="ro1">
          <table:table-cell table:formula="of:=DEC2HEX(HEX2DEC([.A350])+1)" office:value-type="string" office:string-value="E15E" calcext:value-type="string">
            <text:p>E15E</text:p>
          </table:table-cell>
          <table:table-cell table:number-columns-repeated="4"/>
        </table:table-row>
        <table:table-row table:style-name="ro1">
          <table:table-cell table:formula="of:=DEC2HEX(HEX2DEC([.A351])+1)" office:value-type="string" office:string-value="E15F" calcext:value-type="string">
            <text:p>E15F</text:p>
          </table:table-cell>
          <table:table-cell table:number-columns-repeated="4"/>
        </table:table-row>
        <table:table-row table:style-name="ro1">
          <table:table-cell table:formula="of:=DEC2HEX(HEX2DEC([.A352])+1)" office:value-type="string" office:string-value="E160" calcext:value-type="string">
            <text:p>E16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Ni</text:p>
          </table:table-cell>
          <table:table-cell table:number-columns-repeated="2"/>
        </table:table-row>
        <table:table-row table:style-name="ro1">
          <table:table-cell table:formula="of:=DEC2HEX(HEX2DEC([.A353])+1)" office:value-type="string" office:string-value="E161" calcext:value-type="string">
            <text:p>E161</text:p>
          </table:table-cell>
          <table:table-cell/>
          <table:table-cell office:value-type="string" calcext:value-type="string">
            <text:p>notePa</text:p>
          </table:table-cell>
          <table:table-cell table:number-columns-repeated="2"/>
        </table:table-row>
        <table:table-row table:style-name="ro1">
          <table:table-cell table:formula="of:=DEC2HEX(HEX2DEC([.A354])+1)" office:value-type="string" office:string-value="E162" calcext:value-type="string">
            <text:p>E162</text:p>
          </table:table-cell>
          <table:table-cell/>
          <table:table-cell office:value-type="string" calcext:value-type="string">
            <text:p>noteVou</text:p>
          </table:table-cell>
          <table:table-cell table:number-columns-repeated="2"/>
        </table:table-row>
        <table:table-row table:style-name="ro1">
          <table:table-cell table:formula="of:=DEC2HEX(HEX2DEC([.A355])+1)" office:value-type="string" office:string-value="E163" calcext:value-type="string">
            <text:p>E163</text:p>
          </table:table-cell>
          <table:table-cell/>
          <table:table-cell office:value-type="string" calcext:value-type="string">
            <text:p>noteGa</text:p>
          </table:table-cell>
          <table:table-cell table:number-columns-repeated="2"/>
        </table:table-row>
        <table:table-row table:style-name="ro1">
          <table:table-cell table:formula="of:=DEC2HEX(HEX2DEC([.A356])+1)" office:value-type="string" office:string-value="E164" calcext:value-type="string">
            <text:p>E164</text:p>
          </table:table-cell>
          <table:table-cell/>
          <table:table-cell office:value-type="string" calcext:value-type="string">
            <text:p>noteThi</text:p>
          </table:table-cell>
          <table:table-cell table:number-columns-repeated="2"/>
        </table:table-row>
        <table:table-row table:style-name="ro1">
          <table:table-cell table:formula="of:=DEC2HEX(HEX2DEC([.A357])+1)" office:value-type="string" office:string-value="E165" calcext:value-type="string">
            <text:p>E165</text:p>
          </table:table-cell>
          <table:table-cell/>
          <table:table-cell office:value-type="string" calcext:value-type="string">
            <text:p>noteKe</text:p>
          </table:table-cell>
          <table:table-cell table:number-columns-repeated="2"/>
        </table:table-row>
        <table:table-row table:style-name="ro1">
          <table:table-cell table:formula="of:=DEC2HEX(HEX2DEC([.A358])+1)" office:value-type="string" office:string-value="E166" calcext:value-type="string">
            <text:p>E166</text:p>
          </table:table-cell>
          <table:table-cell/>
          <table:table-cell office:value-type="string" calcext:value-type="string">
            <text:p>noteZo</text:p>
          </table:table-cell>
          <table:table-cell table:number-columns-repeated="2"/>
        </table:table-row>
        <table:table-row table:style-name="ro1">
          <table:table-cell table:formula="of:=DEC2HEX(HEX2DEC([.A359])+1)" office:value-type="string" office:string-value="E167" calcext:value-type="string">
            <text:p>E167</text:p>
          </table:table-cell>
          <table:table-cell table:number-columns-repeated="4"/>
        </table:table-row>
        <table:table-row table:style-name="ro1">
          <table:table-cell table:formula="of:=DEC2HEX(HEX2DEC([.A360])+1)" office:value-type="string" office:string-value="E168" calcext:value-type="string">
            <text:p>E168</text:p>
          </table:table-cell>
          <table:table-cell table:number-columns-repeated="4"/>
        </table:table-row>
        <table:table-row table:style-name="ro1">
          <table:table-cell table:formula="of:=DEC2HEX(HEX2DEC([.A361])+1)" office:value-type="string" office:string-value="E169" calcext:value-type="string">
            <text:p>E169</text:p>
          </table:table-cell>
          <table:table-cell table:number-columns-repeated="4"/>
        </table:table-row>
        <table:table-row table:style-name="ro1">
          <table:table-cell table:formula="of:=DEC2HEX(HEX2DEC([.A362])+1)" office:value-type="string" office:string-value="E16A" calcext:value-type="string">
            <text:p>E16A</text:p>
          </table:table-cell>
          <table:table-cell table:number-columns-repeated="4"/>
        </table:table-row>
        <table:table-row table:style-name="ro1">
          <table:table-cell table:formula="of:=DEC2HEX(HEX2DEC([.A363])+1)" office:value-type="string" office:string-value="E16B" calcext:value-type="string">
            <text:p>E16B</text:p>
          </table:table-cell>
          <table:table-cell table:number-columns-repeated="4"/>
        </table:table-row>
        <table:table-row table:style-name="ro1">
          <table:table-cell table:formula="of:=DEC2HEX(HEX2DEC([.A364])+1)" office:value-type="string" office:string-value="E16C" calcext:value-type="string">
            <text:p>E16C</text:p>
          </table:table-cell>
          <table:table-cell table:number-columns-repeated="4"/>
        </table:table-row>
        <table:table-row table:style-name="ro1">
          <table:table-cell table:formula="of:=DEC2HEX(HEX2DEC([.A365])+1)" office:value-type="string" office:string-value="E16D" calcext:value-type="string">
            <text:p>E16D</text:p>
          </table:table-cell>
          <table:table-cell table:number-columns-repeated="4"/>
        </table:table-row>
        <table:table-row table:style-name="ro1">
          <table:table-cell table:formula="of:=DEC2HEX(HEX2DEC([.A366])+1)" office:value-type="string" office:string-value="E16E" calcext:value-type="string">
            <text:p>E16E</text:p>
          </table:table-cell>
          <table:table-cell table:number-columns-repeated="4"/>
        </table:table-row>
        <table:table-row table:style-name="ro1">
          <table:table-cell table:formula="of:=DEC2HEX(HEX2DEC([.A367])+1)" office:value-type="string" office:string-value="E16F" calcext:value-type="string">
            <text:p>E16F</text:p>
          </table:table-cell>
          <table:table-cell table:number-columns-repeated="4"/>
        </table:table-row>
        <table:table-row table:style-name="ro1">
          <table:table-cell table:formula="of:=DEC2HEX(HEX2DEC([.A368])+1)" office:value-type="string" office:string-value="E170" calcext:value-type="string">
            <text:p>E170</text:p>
          </table:table-cell>
          <table:table-cell table:number-columns-repeated="4"/>
        </table:table-row>
        <table:table-row table:style-name="ro1">
          <table:table-cell table:formula="of:=DEC2HEX(HEX2DEC([.A369])+1)" office:value-type="string" office:string-value="E171" calcext:value-type="string">
            <text:p>E171</text:p>
          </table:table-cell>
          <table:table-cell table:number-columns-repeated="4"/>
        </table:table-row>
        <table:table-row table:style-name="ro1">
          <table:table-cell table:formula="of:=DEC2HEX(HEX2DEC([.A370])+1)" office:value-type="string" office:string-value="E172" calcext:value-type="string">
            <text:p>E172</text:p>
          </table:table-cell>
          <table:table-cell table:number-columns-repeated="4"/>
        </table:table-row>
        <table:table-row table:style-name="ro1">
          <table:table-cell table:formula="of:=DEC2HEX(HEX2DEC([.A371])+1)" office:value-type="string" office:string-value="E173" calcext:value-type="string">
            <text:p>E173</text:p>
          </table:table-cell>
          <table:table-cell table:number-columns-repeated="4"/>
        </table:table-row>
        <table:table-row table:style-name="ro1">
          <table:table-cell table:formula="of:=DEC2HEX(HEX2DEC([.A372])+1)" office:value-type="string" office:string-value="E174" calcext:value-type="string">
            <text:p>E174</text:p>
          </table:table-cell>
          <table:table-cell table:number-columns-repeated="4"/>
        </table:table-row>
        <table:table-row table:style-name="ro1">
          <table:table-cell table:formula="of:=DEC2HEX(HEX2DEC([.A373])+1)" office:value-type="string" office:string-value="E175" calcext:value-type="string">
            <text:p>E175</text:p>
          </table:table-cell>
          <table:table-cell table:number-columns-repeated="4"/>
        </table:table-row>
        <table:table-row table:style-name="ro1">
          <table:table-cell table:formula="of:=DEC2HEX(HEX2DEC([.A374])+1)" office:value-type="string" office:string-value="E176" calcext:value-type="string">
            <text:p>E176</text:p>
          </table:table-cell>
          <table:table-cell table:number-columns-repeated="4"/>
        </table:table-row>
        <table:table-row table:style-name="ro1">
          <table:table-cell table:formula="of:=DEC2HEX(HEX2DEC([.A375])+1)" office:value-type="string" office:string-value="E177" calcext:value-type="string">
            <text:p>E177</text:p>
          </table:table-cell>
          <table:table-cell table:number-columns-repeated="4"/>
        </table:table-row>
        <table:table-row table:style-name="ro1">
          <table:table-cell table:formula="of:=DEC2HEX(HEX2DEC([.A376])+1)" office:value-type="string" office:string-value="E178" calcext:value-type="string">
            <text:p>E178</text:p>
          </table:table-cell>
          <table:table-cell table:number-columns-repeated="4"/>
        </table:table-row>
        <table:table-row table:style-name="ro1">
          <table:table-cell table:formula="of:=DEC2HEX(HEX2DEC([.A377])+1)" office:value-type="string" office:string-value="E179" calcext:value-type="string">
            <text:p>E179</text:p>
          </table:table-cell>
          <table:table-cell table:number-columns-repeated="4"/>
        </table:table-row>
        <table:table-row table:style-name="ro1">
          <table:table-cell table:formula="of:=DEC2HEX(HEX2DEC([.A378])+1)" office:value-type="string" office:string-value="E17A" calcext:value-type="string">
            <text:p>E17A</text:p>
          </table:table-cell>
          <table:table-cell table:number-columns-repeated="4"/>
        </table:table-row>
        <table:table-row table:style-name="ro1">
          <table:table-cell table:formula="of:=DEC2HEX(HEX2DEC([.A379])+1)" office:value-type="string" office:string-value="E17B" calcext:value-type="string">
            <text:p>E17B</text:p>
          </table:table-cell>
          <table:table-cell table:number-columns-repeated="4"/>
        </table:table-row>
        <table:table-row table:style-name="ro1">
          <table:table-cell table:formula="of:=DEC2HEX(HEX2DEC([.A380])+1)" office:value-type="string" office:string-value="E17C" calcext:value-type="string">
            <text:p>E17C</text:p>
          </table:table-cell>
          <table:table-cell table:number-columns-repeated="4"/>
        </table:table-row>
        <table:table-row table:style-name="ro1">
          <table:table-cell table:formula="of:=DEC2HEX(HEX2DEC([.A381])+1)" office:value-type="string" office:string-value="E17D" calcext:value-type="string">
            <text:p>E17D</text:p>
          </table:table-cell>
          <table:table-cell table:number-columns-repeated="4"/>
        </table:table-row>
        <table:table-row table:style-name="ro1">
          <table:table-cell table:formula="of:=DEC2HEX(HEX2DEC([.A382])+1)" office:value-type="string" office:string-value="E17E" calcext:value-type="string">
            <text:p>E17E</text:p>
          </table:table-cell>
          <table:table-cell table:number-columns-repeated="4"/>
        </table:table-row>
        <table:table-row table:style-name="ro1">
          <table:table-cell table:formula="of:=DEC2HEX(HEX2DEC([.A383])+1)" office:value-type="string" office:string-value="E17F" calcext:value-type="string">
            <text:p>E17F</text:p>
          </table:table-cell>
          <table:table-cell table:number-columns-repeated="4"/>
        </table:table-row>
        <table:table-row table:style-name="ro1">
          <table:table-cell table:formula="of:=DEC2HEX(HEX2DEC([.A384])+1)" office:value-type="string" office:string-value="E180" calcext:value-type="string">
            <text:p>E180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5])+1)" office:value-type="string" office:string-value="E181" calcext:value-type="string">
            <text:p>E181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6])+1)" office:value-type="string" office:string-value="E182" calcext:value-type="string">
            <text:p>E182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7])+1)" office:value-type="string" office:string-value="E183" calcext:value-type="string">
            <text:p>E183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8])+1)" office:value-type="string" office:string-value="E184" calcext:value-type="string">
            <text:p>E184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9])+1)" office:value-type="string" office:string-value="E185" calcext:value-type="string">
            <text:p>E185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0])+1)" office:value-type="string" office:string-value="E186" calcext:value-type="string">
            <text:p>E186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1])+1)" office:value-type="string" office:string-value="E187" calcext:value-type="string">
            <text:p>E187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2])+1)" office:value-type="string" office:string-value="E188" calcext:value-type="string">
            <text:p>E188</text:p>
          </table:table-cell>
          <table:table-cell table:number-columns-repeated="4"/>
        </table:table-row>
        <table:table-row table:style-name="ro1">
          <table:table-cell table:formula="of:=DEC2HEX(HEX2DEC([.A393])+1)" office:value-type="string" office:string-value="E189" calcext:value-type="string">
            <text:p>E189</text:p>
          </table:table-cell>
          <table:table-cell table:number-columns-repeated="4"/>
        </table:table-row>
        <table:table-row table:style-name="ro1">
          <table:table-cell table:formula="of:=DEC2HEX(HEX2DEC([.A394])+1)" office:value-type="string" office:string-value="E18A" calcext:value-type="string">
            <text:p>E18A</text:p>
          </table:table-cell>
          <table:table-cell table:number-columns-repeated="4"/>
        </table:table-row>
        <table:table-row table:style-name="ro1">
          <table:table-cell table:formula="of:=DEC2HEX(HEX2DEC([.A395])+1)" office:value-type="string" office:string-value="E18B" calcext:value-type="string">
            <text:p>E18B</text:p>
          </table:table-cell>
          <table:table-cell table:number-columns-repeated="4"/>
        </table:table-row>
        <table:table-row table:style-name="ro1">
          <table:table-cell table:formula="of:=DEC2HEX(HEX2DEC([.A396])+1)" office:value-type="string" office:string-value="E18C" calcext:value-type="string">
            <text:p>E18C</text:p>
          </table:table-cell>
          <table:table-cell table:number-columns-repeated="4"/>
        </table:table-row>
        <table:table-row table:style-name="ro1">
          <table:table-cell table:formula="of:=DEC2HEX(HEX2DEC([.A397])+1)" office:value-type="string" office:string-value="E18D" calcext:value-type="string">
            <text:p>E18D</text:p>
          </table:table-cell>
          <table:table-cell table:number-columns-repeated="4"/>
        </table:table-row>
        <table:table-row table:style-name="ro1">
          <table:table-cell table:formula="of:=DEC2HEX(HEX2DEC([.A398])+1)" office:value-type="string" office:string-value="E18E" calcext:value-type="string">
            <text:p>E18E</text:p>
          </table:table-cell>
          <table:table-cell table:number-columns-repeated="4"/>
        </table:table-row>
        <table:table-row table:style-name="ro1">
          <table:table-cell table:formula="of:=DEC2HEX(HEX2DEC([.A399])+1)" office:value-type="string" office:string-value="E18F" calcext:value-type="string">
            <text:p>E18F</text:p>
          </table:table-cell>
          <table:table-cell table:number-columns-repeated="4"/>
        </table:table-row>
        <table:table-row table:style-name="ro1">
          <table:table-cell table:formula="of:=DEC2HEX(HEX2DEC([.A400])+1)" office:value-type="string" office:string-value="E190" calcext:value-type="string">
            <text:p>E190</text:p>
          </table:table-cell>
          <table:table-cell table:number-columns-repeated="4"/>
        </table:table-row>
        <table:table-row table:style-name="ro1">
          <table:table-cell table:formula="of:=DEC2HEX(HEX2DEC([.A401])+1)" office:value-type="string" office:string-value="E191" calcext:value-type="string">
            <text:p>E191</text:p>
          </table:table-cell>
          <table:table-cell table:number-columns-repeated="4"/>
        </table:table-row>
        <table:table-row table:style-name="ro1">
          <table:table-cell table:formula="of:=DEC2HEX(HEX2DEC([.A402])+1)" office:value-type="string" office:string-value="E192" calcext:value-type="string">
            <text:p>E192</text:p>
          </table:table-cell>
          <table:table-cell table:number-columns-repeated="4"/>
        </table:table-row>
        <table:table-row table:style-name="ro1">
          <table:table-cell table:formula="of:=DEC2HEX(HEX2DEC([.A403])+1)" office:value-type="string" office:string-value="E193" calcext:value-type="string">
            <text:p>E193</text:p>
          </table:table-cell>
          <table:table-cell table:number-columns-repeated="4"/>
        </table:table-row>
        <table:table-row table:style-name="ro1">
          <table:table-cell table:formula="of:=DEC2HEX(HEX2DEC([.A404])+1)" office:value-type="string" office:string-value="E194" calcext:value-type="string">
            <text:p>E194</text:p>
          </table:table-cell>
          <table:table-cell table:number-columns-repeated="4"/>
        </table:table-row>
        <table:table-row table:style-name="ro1">
          <table:table-cell table:formula="of:=DEC2HEX(HEX2DEC([.A405])+1)" office:value-type="string" office:string-value="E195" calcext:value-type="string">
            <text:p>E195</text:p>
          </table:table-cell>
          <table:table-cell table:number-columns-repeated="4"/>
        </table:table-row>
        <table:table-row table:style-name="ro1">
          <table:table-cell table:formula="of:=DEC2HEX(HEX2DEC([.A406])+1)" office:value-type="string" office:string-value="E196" calcext:value-type="string">
            <text:p>E196</text:p>
          </table:table-cell>
          <table:table-cell table:number-columns-repeated="4"/>
        </table:table-row>
        <table:table-row table:style-name="ro1">
          <table:table-cell table:formula="of:=DEC2HEX(HEX2DEC([.A407])+1)" office:value-type="string" office:string-value="E197" calcext:value-type="string">
            <text:p>E197</text:p>
          </table:table-cell>
          <table:table-cell table:number-columns-repeated="4"/>
        </table:table-row>
        <table:table-row table:style-name="ro1">
          <table:table-cell table:formula="of:=DEC2HEX(HEX2DEC([.A408])+1)" office:value-type="string" office:string-value="E198" calcext:value-type="string">
            <text:p>E198</text:p>
          </table:table-cell>
          <table:table-cell table:number-columns-repeated="4"/>
        </table:table-row>
        <table:table-row table:style-name="ro1">
          <table:table-cell table:formula="of:=DEC2HEX(HEX2DEC([.A409])+1)" office:value-type="string" office:string-value="E199" calcext:value-type="string">
            <text:p>E199</text:p>
          </table:table-cell>
          <table:table-cell table:number-columns-repeated="4"/>
        </table:table-row>
        <table:table-row table:style-name="ro1">
          <table:table-cell table:formula="of:=DEC2HEX(HEX2DEC([.A410])+1)" office:value-type="string" office:string-value="E19A" calcext:value-type="string">
            <text:p>E19A</text:p>
          </table:table-cell>
          <table:table-cell table:number-columns-repeated="4"/>
        </table:table-row>
        <table:table-row table:style-name="ro1">
          <table:table-cell table:formula="of:=DEC2HEX(HEX2DEC([.A411])+1)" office:value-type="string" office:string-value="E19B" calcext:value-type="string">
            <text:p>E19B</text:p>
          </table:table-cell>
          <table:table-cell table:number-columns-repeated="4"/>
        </table:table-row>
        <table:table-row table:style-name="ro1">
          <table:table-cell table:formula="of:=DEC2HEX(HEX2DEC([.A412])+1)" office:value-type="string" office:string-value="E19C" calcext:value-type="string">
            <text:p>E19C</text:p>
          </table:table-cell>
          <table:table-cell table:number-columns-repeated="4"/>
        </table:table-row>
        <table:table-row table:style-name="ro1">
          <table:table-cell table:formula="of:=DEC2HEX(HEX2DEC([.A413])+1)" office:value-type="string" office:string-value="E19D" calcext:value-type="string">
            <text:p>E19D</text:p>
          </table:table-cell>
          <table:table-cell table:number-columns-repeated="4"/>
        </table:table-row>
        <table:table-row table:style-name="ro1">
          <table:table-cell table:formula="of:=DEC2HEX(HEX2DEC([.A414])+1)" office:value-type="string" office:string-value="E19E" calcext:value-type="string">
            <text:p>E19E</text:p>
          </table:table-cell>
          <table:table-cell table:number-columns-repeated="4"/>
        </table:table-row>
        <table:table-row table:style-name="ro1">
          <table:table-cell table:formula="of:=DEC2HEX(HEX2DEC([.A415])+1)" office:value-type="string" office:string-value="E19F" calcext:value-type="string">
            <text:p>E19F</text:p>
          </table:table-cell>
          <table:table-cell table:number-columns-repeated="4"/>
        </table:table-row>
        <table:table-row table:style-name="ro1">
          <table:table-cell table:formula="of:=DEC2HEX(HEX2DEC([.A416])+1)" office:value-type="string" office:string-value="E1A0" calcext:value-type="string">
            <text:p>E1A0</text:p>
          </table:table-cell>
          <table:table-cell table:number-columns-repeated="2"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7])+1)" office:value-type="string" office:string-value="E1A1" calcext:value-type="string">
            <text:p>E1A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8])+1)" office:value-type="string" office:string-value="E1A2" calcext:value-type="string">
            <text:p>E1A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9])+1)" office:value-type="string" office:string-value="E1A3" calcext:value-type="string">
            <text:p>E1A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0])+1)" office:value-type="string" office:string-value="E1A4" calcext:value-type="string">
            <text:p>E1A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1])+1)" office:value-type="string" office:string-value="E1A5" calcext:value-type="string">
            <text:p>E1A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2])+1)" office:value-type="string" office:string-value="E1A6" calcext:value-type="string">
            <text:p>E1A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3])+1)" office:value-type="string" office:string-value="E1A7" calcext:value-type="string">
            <text:p>E1A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4])+1)" office:value-type="string" office:string-value="E1A8" calcext:value-type="string">
            <text:p>E1A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5])+1)" office:value-type="string" office:string-value="E1A9" calcext:value-type="string">
            <text:p>E1A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6])+1)" office:value-type="string" office:string-value="E1AA" calcext:value-type="string">
            <text:p>E1A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7])+1)" office:value-type="string" office:string-value="E1AB" calcext:value-type="string">
            <text:p>E1A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8])+1)" office:value-type="string" office:string-value="E1AC" calcext:value-type="string">
            <text:p>E1A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9])+1)" office:value-type="string" office:string-value="E1AD" calcext:value-type="string">
            <text:p>E1A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0])+1)" office:value-type="string" office:string-value="E1AE" calcext:value-type="string">
            <text:p>E1A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1])+1)" office:value-type="string" office:string-value="E1AF" calcext:value-type="string">
            <text:p>E1A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2])+1)" office:value-type="string" office:string-value="E1B0" calcext:value-type="string">
            <text:p>E1B0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3])+1)" office:value-type="string" office:string-value="E1B1" calcext:value-type="string">
            <text:p>E1B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4])+1)" office:value-type="string" office:string-value="E1B2" calcext:value-type="string">
            <text:p>E1B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5])+1)" office:value-type="string" office:string-value="E1B3" calcext:value-type="string">
            <text:p>E1B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6])+1)" office:value-type="string" office:string-value="E1B4" calcext:value-type="string">
            <text:p>E1B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7])+1)" office:value-type="string" office:string-value="E1B5" calcext:value-type="string">
            <text:p>E1B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8])+1)" office:value-type="string" office:string-value="E1B6" calcext:value-type="string">
            <text:p>E1B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9])+1)" office:value-type="string" office:string-value="E1B7" calcext:value-type="string">
            <text:p>E1B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0])+1)" office:value-type="string" office:string-value="E1B8" calcext:value-type="string">
            <text:p>E1B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1])+1)" office:value-type="string" office:string-value="E1B9" calcext:value-type="string">
            <text:p>E1B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2])+1)" office:value-type="string" office:string-value="E1BA" calcext:value-type="string">
            <text:p>E1B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3])+1)" office:value-type="string" office:string-value="E1BB" calcext:value-type="string">
            <text:p>E1B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4])+1)" office:value-type="string" office:string-value="E1BC" calcext:value-type="string">
            <text:p>E1B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5])+1)" office:value-type="string" office:string-value="E1BD" calcext:value-type="string">
            <text:p>E1B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6])+1)" office:value-type="string" office:string-value="E1BE" calcext:value-type="string">
            <text:p>E1B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7])+1)" office:value-type="string" office:string-value="E1BF" calcext:value-type="string">
            <text:p>E1B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8])+1)" office:value-type="string" office:string-value="E1C0" calcext:value-type="string">
            <text:p>E1C0</text:p>
          </table:table-cell>
          <table:table-cell table:number-columns-repeated="4"/>
        </table:table-row>
        <table:table-row table:style-name="ro1">
          <table:table-cell table:formula="of:=DEC2HEX(HEX2DEC([.A449])+1)" office:value-type="string" office:string-value="E1C1" calcext:value-type="string">
            <text:p>E1C1</text:p>
          </table:table-cell>
          <table:table-cell table:number-columns-repeated="4"/>
        </table:table-row>
        <table:table-row table:style-name="ro1">
          <table:table-cell table:formula="of:=DEC2HEX(HEX2DEC([.A450])+1)" office:value-type="string" office:string-value="E1C2" calcext:value-type="string">
            <text:p>E1C2</text:p>
          </table:table-cell>
          <table:table-cell table:number-columns-repeated="4"/>
        </table:table-row>
        <table:table-row table:style-name="ro1">
          <table:table-cell table:formula="of:=DEC2HEX(HEX2DEC([.A451])+1)" office:value-type="string" office:string-value="E1C3" calcext:value-type="string">
            <text:p>E1C3</text:p>
          </table:table-cell>
          <table:table-cell table:number-columns-repeated="4"/>
        </table:table-row>
        <table:table-row table:style-name="ro1">
          <table:table-cell table:formula="of:=DEC2HEX(HEX2DEC([.A452])+1)" office:value-type="string" office:string-value="E1C4" calcext:value-type="string">
            <text:p>E1C4</text:p>
          </table:table-cell>
          <table:table-cell table:number-columns-repeated="4"/>
        </table:table-row>
        <table:table-row table:style-name="ro1">
          <table:table-cell table:formula="of:=DEC2HEX(HEX2DEC([.A453])+1)" office:value-type="string" office:string-value="E1C5" calcext:value-type="string">
            <text:p>E1C5</text:p>
          </table:table-cell>
          <table:table-cell table:number-columns-repeated="4"/>
        </table:table-row>
        <table:table-row table:style-name="ro1">
          <table:table-cell table:formula="of:=DEC2HEX(HEX2DEC([.A454])+1)" office:value-type="string" office:string-value="E1C6" calcext:value-type="string">
            <text:p>E1C6</text:p>
          </table:table-cell>
          <table:table-cell table:number-columns-repeated="4"/>
        </table:table-row>
        <table:table-row table:style-name="ro1">
          <table:table-cell table:formula="of:=DEC2HEX(HEX2DEC([.A455])+1)" office:value-type="string" office:string-value="E1C7" calcext:value-type="string">
            <text:p>E1C7</text:p>
          </table:table-cell>
          <table:table-cell table:number-columns-repeated="4"/>
        </table:table-row>
        <table:table-row table:style-name="ro1">
          <table:table-cell table:formula="of:=DEC2HEX(HEX2DEC([.A456])+1)" office:value-type="string" office:string-value="E1C8" calcext:value-type="string">
            <text:p>E1C8</text:p>
          </table:table-cell>
          <table:table-cell table:number-columns-repeated="4"/>
        </table:table-row>
        <table:table-row table:style-name="ro1">
          <table:table-cell table:formula="of:=DEC2HEX(HEX2DEC([.A457])+1)" office:value-type="string" office:string-value="E1C9" calcext:value-type="string">
            <text:p>E1C9</text:p>
          </table:table-cell>
          <table:table-cell table:number-columns-repeated="4"/>
        </table:table-row>
        <table:table-row table:style-name="ro1">
          <table:table-cell table:formula="of:=DEC2HEX(HEX2DEC([.A458])+1)" office:value-type="string" office:string-value="E1CA" calcext:value-type="string">
            <text:p>E1CA</text:p>
          </table:table-cell>
          <table:table-cell table:number-columns-repeated="4"/>
        </table:table-row>
        <table:table-row table:style-name="ro1">
          <table:table-cell table:formula="of:=DEC2HEX(HEX2DEC([.A459])+1)" office:value-type="string" office:string-value="E1CB" calcext:value-type="string">
            <text:p>E1CB</text:p>
          </table:table-cell>
          <table:table-cell table:number-columns-repeated="4"/>
        </table:table-row>
        <table:table-row table:style-name="ro1">
          <table:table-cell table:formula="of:=DEC2HEX(HEX2DEC([.A460])+1)" office:value-type="string" office:string-value="E1CC" calcext:value-type="string">
            <text:p>E1CC</text:p>
          </table:table-cell>
          <table:table-cell table:number-columns-repeated="4"/>
        </table:table-row>
        <table:table-row table:style-name="ro1">
          <table:table-cell table:formula="of:=DEC2HEX(HEX2DEC([.A461])+1)" office:value-type="string" office:string-value="E1CD" calcext:value-type="string">
            <text:p>E1CD</text:p>
          </table:table-cell>
          <table:table-cell table:number-columns-repeated="4"/>
        </table:table-row>
        <table:table-row table:style-name="ro1">
          <table:table-cell table:formula="of:=DEC2HEX(HEX2DEC([.A462])+1)" office:value-type="string" office:string-value="E1CE" calcext:value-type="string">
            <text:p>E1CE</text:p>
          </table:table-cell>
          <table:table-cell table:number-columns-repeated="4"/>
        </table:table-row>
        <table:table-row table:style-name="ro1">
          <table:table-cell table:formula="of:=DEC2HEX(HEX2DEC([.A463])+1)" office:value-type="string" office:string-value="E1CF" calcext:value-type="string">
            <text:p>E1CF</text:p>
          </table:table-cell>
          <table:table-cell table:number-columns-repeated="4"/>
        </table:table-row>
        <table:table-row table:style-name="ro1">
          <table:table-cell table:formula="of:=DEC2HEX(HEX2DEC([.A464])+1)" office:value-type="string" office:string-value="E1D0" calcext:value-type="string">
            <text:p>E1D0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unison</text:p>
          </table:table-cell>
          <table:table-cell table:number-columns-repeated="2"/>
        </table:table-row>
        <table:table-row table:style-name="ro1">
          <table:table-cell table:formula="of:=DEC2HEX(HEX2DEC([.A465])+1)" office:value-type="string" office:string-value="E1D1" calcext:value-type="string">
            <text:p>E1D1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6])+1)" office:value-type="string" office:string-value="E1D2" calcext:value-type="string">
            <text:p>E1D2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7])+1)" office:value-type="string" office:string-value="E1D3" calcext:value-type="string">
            <text:p>E1D3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8])+1)" office:value-type="string" office:string-value="E1D4" calcext:value-type="string">
            <text:p>E1D4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9])+1)" office:value-type="string" office:string-value="E1D5" calcext:value-type="string">
            <text:p>E1D5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0])+1)" office:value-type="string" office:string-value="E1D6" calcext:value-type="string">
            <text:p>E1D6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1])+1)" office:value-type="string" office:string-value="E1D7" calcext:value-type="string">
            <text:p>E1D7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2])+1)" office:value-type="string" office:string-value="E1D8" calcext:value-type="string">
            <text:p>E1D8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3])+1)" office:value-type="string" office:string-value="E1D9" calcext:value-type="string">
            <text:p>E1D9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4])+1)" office:value-type="string" office:string-value="E1DA" calcext:value-type="string">
            <text:p>E1DA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5])+1)" office:value-type="string" office:string-value="E1DB" calcext:value-type="string">
            <text:p>E1DB</text:p>
          </table:table-cell>
          <table:table-cell table:number-columns-repeated="4"/>
        </table:table-row>
        <table:table-row table:style-name="ro1">
          <table:table-cell table:formula="of:=DEC2HEX(HEX2DEC([.A476])+1)" office:value-type="string" office:string-value="E1DC" calcext:value-type="string">
            <text:p>E1DC</text:p>
          </table:table-cell>
          <table:table-cell table:number-columns-repeated="4"/>
        </table:table-row>
        <table:table-row table:style-name="ro1">
          <table:table-cell table:formula="of:=DEC2HEX(HEX2DEC([.A477])+1)" office:value-type="string" office:string-value="E1DD" calcext:value-type="string">
            <text:p>E1DD</text:p>
          </table:table-cell>
          <table:table-cell table:number-columns-repeated="4"/>
        </table:table-row>
        <table:table-row table:style-name="ro1">
          <table:table-cell table:formula="of:=DEC2HEX(HEX2DEC([.A478])+1)" office:value-type="string" office:string-value="E1DE" calcext:value-type="string">
            <text:p>E1DE</text:p>
          </table:table-cell>
          <table:table-cell table:number-columns-repeated="4"/>
        </table:table-row>
        <table:table-row table:style-name="ro1">
          <table:table-cell table:formula="of:=DEC2HEX(HEX2DEC([.A479])+1)" office:value-type="string" office:string-value="E1DF" calcext:value-type="string">
            <text:p>E1DF</text:p>
          </table:table-cell>
          <table:table-cell table:number-columns-repeated="4"/>
        </table:table-row>
        <table:table-row table:style-name="ro1">
          <table:table-cell table:formula="of:=DEC2HEX(HEX2DEC([.A480])+1)" office:value-type="string" office:string-value="E1E0" calcext:value-type="string">
            <text:p>E1E0</text:p>
          </table:table-cell>
          <table:table-cell table:number-columns-repeated="4"/>
        </table:table-row>
        <table:table-row table:style-name="ro1">
          <table:table-cell table:formula="of:=DEC2HEX(HEX2DEC([.A481])+1)" office:value-type="string" office:string-value="E1E1" calcext:value-type="string">
            <text:p>E1E1</text:p>
          </table:table-cell>
          <table:table-cell table:number-columns-repeated="4"/>
        </table:table-row>
        <table:table-row table:style-name="ro1">
          <table:table-cell table:formula="of:=DEC2HEX(HEX2DEC([.A482])+1)" office:value-type="string" office:string-value="E1E2" calcext:value-type="string">
            <text:p>E1E2</text:p>
          </table:table-cell>
          <table:table-cell table:number-columns-repeated="4"/>
        </table:table-row>
        <table:table-row table:style-name="ro1">
          <table:table-cell table:formula="of:=DEC2HEX(HEX2DEC([.A483])+1)" office:value-type="string" office:string-value="E1E3" calcext:value-type="string">
            <text:p>E1E3</text:p>
          </table:table-cell>
          <table:table-cell table:number-columns-repeated="4"/>
        </table:table-row>
        <table:table-row table:style-name="ro1">
          <table:table-cell table:formula="of:=DEC2HEX(HEX2DEC([.A484])+1)" office:value-type="string" office:string-value="E1E4" calcext:value-type="string">
            <text:p>E1E4</text:p>
          </table:table-cell>
          <table:table-cell table:number-columns-repeated="4"/>
        </table:table-row>
        <table:table-row table:style-name="ro1">
          <table:table-cell table:formula="of:=DEC2HEX(HEX2DEC([.A485])+1)" office:value-type="string" office:string-value="E1E5" calcext:value-type="string">
            <text:p>E1E5</text:p>
          </table:table-cell>
          <table:table-cell table:number-columns-repeated="4"/>
        </table:table-row>
        <table:table-row table:style-name="ro1">
          <table:table-cell table:formula="of:=DEC2HEX(HEX2DEC([.A486])+1)" office:value-type="string" office:string-value="E1E6" calcext:value-type="string">
            <text:p>E1E6</text:p>
          </table:table-cell>
          <table:table-cell table:number-columns-repeated="4"/>
        </table:table-row>
        <table:table-row table:style-name="ro1">
          <table:table-cell table:formula="of:=DEC2HEX(HEX2DEC([.A487])+1)" office:value-type="string" office:string-value="E1E7" calcext:value-type="string">
            <text:p>E1E7</text:p>
          </table:table-cell>
          <table:table-cell table:number-columns-repeated="4"/>
        </table:table-row>
        <table:table-row table:style-name="ro1">
          <table:table-cell table:formula="of:=DEC2HEX(HEX2DEC([.A488])+1)" office:value-type="string" office:string-value="E1E8" calcext:value-type="string">
            <text:p>E1E8</text:p>
          </table:table-cell>
          <table:table-cell table:number-columns-repeated="4"/>
        </table:table-row>
        <table:table-row table:style-name="ro1">
          <table:table-cell table:formula="of:=DEC2HEX(HEX2DEC([.A489])+1)" office:value-type="string" office:string-value="E1E9" calcext:value-type="string">
            <text:p>E1E9</text:p>
          </table:table-cell>
          <table:table-cell table:number-columns-repeated="4"/>
        </table:table-row>
        <table:table-row table:style-name="ro1">
          <table:table-cell table:formula="of:=DEC2HEX(HEX2DEC([.A490])+1)" office:value-type="string" office:string-value="E1EA" calcext:value-type="string">
            <text:p>E1EA</text:p>
          </table:table-cell>
          <table:table-cell table:number-columns-repeated="4"/>
        </table:table-row>
        <table:table-row table:style-name="ro1">
          <table:table-cell table:formula="of:=DEC2HEX(HEX2DEC([.A491])+1)" office:value-type="string" office:string-value="E1EB" calcext:value-type="string">
            <text:p>E1EB</text:p>
          </table:table-cell>
          <table:table-cell table:number-columns-repeated="4"/>
        </table:table-row>
        <table:table-row table:style-name="ro1">
          <table:table-cell table:formula="of:=DEC2HEX(HEX2DEC([.A492])+1)" office:value-type="string" office:string-value="E1EC" calcext:value-type="string">
            <text:p>E1EC</text:p>
          </table:table-cell>
          <table:table-cell table:number-columns-repeated="4"/>
        </table:table-row>
        <table:table-row table:style-name="ro1">
          <table:table-cell table:formula="of:=DEC2HEX(HEX2DEC([.A493])+1)" office:value-type="string" office:string-value="E1ED" calcext:value-type="string">
            <text:p>E1ED</text:p>
          </table:table-cell>
          <table:table-cell table:number-columns-repeated="4"/>
        </table:table-row>
        <table:table-row table:style-name="ro1">
          <table:table-cell table:formula="of:=DEC2HEX(HEX2DEC([.A494])+1)" office:value-type="string" office:string-value="E1EE" calcext:value-type="string">
            <text:p>E1EE</text:p>
          </table:table-cell>
          <table:table-cell table:number-columns-repeated="4"/>
        </table:table-row>
        <table:table-row table:style-name="ro1">
          <table:table-cell table:formula="of:=DEC2HEX(HEX2DEC([.A495])+1)" office:value-type="string" office:string-value="E1EF" calcext:value-type="string">
            <text:p>E1EF</text:p>
          </table:table-cell>
          <table:table-cell table:number-columns-repeated="4"/>
        </table:table-row>
        <table:table-row table:style-name="ro1">
          <table:table-cell table:formula="of:=DEC2HEX(HEX2DEC([.A496])+1)" office:value-type="string" office:string-value="E1F0" calcext:value-type="string">
            <text:p>E1F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bar1</text:p>
          </table:table-cell>
          <table:table-cell table:number-columns-repeated="2"/>
        </table:table-row>
        <table:table-row table:style-name="ro1">
          <table:table-cell table:formula="of:=DEC2HEX(HEX2DEC([.A497])+1)" office:value-type="string" office:string-value="E1F1" calcext:value-type="string">
            <text:p>E1F1</text:p>
          </table:table-cell>
          <table:table-cell/>
          <table:table-cell office:value-type="string" calcext:value-type="string">
            <text:p>bar2</text:p>
          </table:table-cell>
          <table:table-cell table:number-columns-repeated="2"/>
        </table:table-row>
        <table:table-row table:style-name="ro1">
          <table:table-cell table:formula="of:=DEC2HEX(HEX2DEC([.A498])+1)" office:value-type="string" office:string-value="E1F2" calcext:value-type="string">
            <text:p>E1F2</text:p>
          </table:table-cell>
          <table:table-cell/>
          <table:table-cell office:value-type="string" calcext:value-type="string">
            <text:p>bar3</text:p>
          </table:table-cell>
          <table:table-cell table:number-columns-repeated="2"/>
        </table:table-row>
        <table:table-row table:style-name="ro1">
          <table:table-cell table:formula="of:=DEC2HEX(HEX2DEC([.A499])+1)" office:value-type="string" office:string-value="E1F3" calcext:value-type="string">
            <text:p>E1F3</text:p>
          </table:table-cell>
          <table:table-cell/>
          <table:table-cell office:value-type="string" calcext:value-type="string">
            <text:p>bar4</text:p>
          </table:table-cell>
          <table:table-cell table:number-columns-repeated="2"/>
        </table:table-row>
        <table:table-row table:style-name="ro1">
          <table:table-cell table:formula="of:=DEC2HEX(HEX2DEC([.A500])+1)" office:value-type="string" office:string-value="E1F4" calcext:value-type="string">
            <text:p>E1F4</text:p>
          </table:table-cell>
          <table:table-cell/>
          <table:table-cell office:value-type="string" calcext:value-type="string">
            <text:p>bar5</text:p>
          </table:table-cell>
          <table:table-cell table:number-columns-repeated="2"/>
        </table:table-row>
        <table:table-row table:style-name="ro1">
          <table:table-cell table:formula="of:=DEC2HEX(HEX2DEC([.A501])+1)" office:value-type="string" office:string-value="E1F5" calcext:value-type="string">
            <text:p>E1F5</text:p>
          </table:table-cell>
          <table:table-cell table:number-columns-repeated="4"/>
        </table:table-row>
        <table:table-row table:style-name="ro1">
          <table:table-cell table:formula="of:=DEC2HEX(HEX2DEC([.A502])+1)" office:value-type="string" office:string-value="E1F6" calcext:value-type="string">
            <text:p>E1F6</text:p>
          </table:table-cell>
          <table:table-cell table:number-columns-repeated="4"/>
        </table:table-row>
        <table:table-row table:style-name="ro1">
          <table:table-cell table:formula="of:=DEC2HEX(HEX2DEC([.A503])+1)" office:value-type="string" office:string-value="E1F7" calcext:value-type="string">
            <text:p>E1F7</text:p>
          </table:table-cell>
          <table:table-cell table:number-columns-repeated="4"/>
        </table:table-row>
        <table:table-row table:style-name="ro1">
          <table:table-cell table:formula="of:=DEC2HEX(HEX2DEC([.A504])+1)" office:value-type="string" office:string-value="E1F8" calcext:value-type="string">
            <text:p>E1F8</text:p>
          </table:table-cell>
          <table:table-cell table:number-columns-repeated="4"/>
        </table:table-row>
        <table:table-row table:style-name="ro1">
          <table:table-cell table:formula="of:=DEC2HEX(HEX2DEC([.A505])+1)" office:value-type="string" office:string-value="E1F9" calcext:value-type="string">
            <text:p>E1F9</text:p>
          </table:table-cell>
          <table:table-cell table:number-columns-repeated="4"/>
        </table:table-row>
        <table:table-row table:style-name="ro1">
          <table:table-cell table:formula="of:=DEC2HEX(HEX2DEC([.A506])+1)" office:value-type="string" office:string-value="E1FA" calcext:value-type="string">
            <text:p>E1FA</text:p>
          </table:table-cell>
          <table:table-cell table:number-columns-repeated="4"/>
        </table:table-row>
        <table:table-row table:style-name="ro1">
          <table:table-cell table:formula="of:=DEC2HEX(HEX2DEC([.A507])+1)" office:value-type="string" office:string-value="E1FB" calcext:value-type="string">
            <text:p>E1FB</text:p>
          </table:table-cell>
          <table:table-cell table:number-columns-repeated="4"/>
        </table:table-row>
        <table:table-row table:style-name="ro1">
          <table:table-cell table:formula="of:=DEC2HEX(HEX2DEC([.A508])+1)" office:value-type="string" office:string-value="E1FC" calcext:value-type="string">
            <text:p>E1FC</text:p>
          </table:table-cell>
          <table:table-cell table:number-columns-repeated="4"/>
        </table:table-row>
        <table:table-row table:style-name="ro1">
          <table:table-cell table:formula="of:=DEC2HEX(HEX2DEC([.A509])+1)" office:value-type="string" office:string-value="E1FD" calcext:value-type="string">
            <text:p>E1FD</text:p>
          </table:table-cell>
          <table:table-cell table:number-columns-repeated="4"/>
        </table:table-row>
        <table:table-row table:style-name="ro1">
          <table:table-cell table:formula="of:=DEC2HEX(HEX2DEC([.A510])+1)" office:value-type="string" office:string-value="E1FE" calcext:value-type="string">
            <text:p>E1FE</text:p>
          </table:table-cell>
          <table:table-cell table:number-columns-repeated="4"/>
        </table:table-row>
        <table:table-row table:style-name="ro1">
          <table:table-cell table:formula="of:=DEC2HEX(HEX2DEC([.A511])+1)" office:value-type="string" office:string-value="E1FF" calcext:value-type="string">
            <text:p>E1FF</text:p>
          </table:table-cell>
          <table:table-cell table:number-columns-repeated="4"/>
        </table:table-row>
        <table:table-row table:style-name="ro1">
          <table:table-cell table:formula="of:=DEC2HEX(HEX2DEC([.A512])+1)" office:value-type="string" office:string-value="E200" calcext:value-type="string">
            <text:p>E20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3])+1)" office:value-type="string" office:string-value="E201" calcext:value-type="string">
            <text:p>E201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4])+1)" office:value-type="string" office:string-value="E202" calcext:value-type="string">
            <text:p>E202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5])+1)" office:value-type="string" office:string-value="E203" calcext:value-type="string">
            <text:p>E203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6])+1)" office:value-type="string" office:string-value="E204" calcext:value-type="string">
            <text:p>E204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7])+1)" office:value-type="string" office:string-value="E205" calcext:value-type="string">
            <text:p>E205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8])+1)" office:value-type="string" office:string-value="E206" calcext:value-type="string">
            <text:p>E206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9])+1)" office:value-type="string" office:string-value="E207" calcext:value-type="string">
            <text:p>E207</text:p>
          </table:table-cell>
          <table:table-cell table:number-columns-repeated="4"/>
        </table:table-row>
        <table:table-row table:style-name="ro1">
          <table:table-cell table:formula="of:=DEC2HEX(HEX2DEC([.A520])+1)" office:value-type="string" office:string-value="E208" calcext:value-type="string">
            <text:p>E208</text:p>
          </table:table-cell>
          <table:table-cell table:number-columns-repeated="4"/>
        </table:table-row>
        <table:table-row table:style-name="ro1">
          <table:table-cell table:formula="of:=DEC2HEX(HEX2DEC([.A521])+1)" office:value-type="string" office:string-value="E209" calcext:value-type="string">
            <text:p>E209</text:p>
          </table:table-cell>
          <table:table-cell table:number-columns-repeated="4"/>
        </table:table-row>
        <table:table-row table:style-name="ro1">
          <table:table-cell table:formula="of:=DEC2HEX(HEX2DEC([.A522])+1)" office:value-type="string" office:string-value="E20A" calcext:value-type="string">
            <text:p>E20A</text:p>
          </table:table-cell>
          <table:table-cell table:number-columns-repeated="4"/>
        </table:table-row>
        <table:table-row table:style-name="ro1">
          <table:table-cell table:formula="of:=DEC2HEX(HEX2DEC([.A523])+1)" office:value-type="string" office:string-value="E20B" calcext:value-type="string">
            <text:p>E20B</text:p>
          </table:table-cell>
          <table:table-cell table:number-columns-repeated="4"/>
        </table:table-row>
        <table:table-row table:style-name="ro1">
          <table:table-cell table:formula="of:=DEC2HEX(HEX2DEC([.A524])+1)" office:value-type="string" office:string-value="E20C" calcext:value-type="string">
            <text:p>E20C</text:p>
          </table:table-cell>
          <table:table-cell table:number-columns-repeated="4"/>
        </table:table-row>
        <table:table-row table:style-name="ro1">
          <table:table-cell table:formula="of:=DEC2HEX(HEX2DEC([.A525])+1)" office:value-type="string" office:string-value="E20D" calcext:value-type="string">
            <text:p>E20D</text:p>
          </table:table-cell>
          <table:table-cell table:number-columns-repeated="4"/>
        </table:table-row>
        <table:table-row table:style-name="ro1">
          <table:table-cell table:formula="of:=DEC2HEX(HEX2DEC([.A526])+1)" office:value-type="string" office:string-value="E20E" calcext:value-type="string">
            <text:p>E20E</text:p>
          </table:table-cell>
          <table:table-cell table:number-columns-repeated="4"/>
        </table:table-row>
        <table:table-row table:style-name="ro1">
          <table:table-cell table:formula="of:=DEC2HEX(HEX2DEC([.A527])+1)" office:value-type="string" office:string-value="E20F" calcext:value-type="string">
            <text:p>E20F</text:p>
          </table:table-cell>
          <table:table-cell table:number-columns-repeated="4"/>
        </table:table-row>
        <table:table-row table:style-name="ro1">
          <table:table-cell table:formula="of:=DEC2HEX(HEX2DEC([.A528])+1)" office:value-type="string" office:string-value="E210" calcext:value-type="string">
            <text:p>E210</text:p>
          </table:table-cell>
          <table:table-cell office:value-type="string" calcext:value-type="string">
            <text:p>mode key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29])+1)" office:value-type="string" office:string-value="E211" calcext:value-type="string">
            <text:p>E211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0])+1)" office:value-type="string" office:string-value="E212" calcext:value-type="string">
            <text:p>E21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1])+1)" office:value-type="string" office:string-value="E213" calcext:value-type="string">
            <text:p>E213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2])+1)" office:value-type="string" office:string-value="E214" calcext:value-type="string">
            <text:p>E214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3])+1)" office:value-type="string" office:string-value="E215" calcext:value-type="string">
            <text:p>E215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4])+1)" office:value-type="string" office:string-value="E216" calcext:value-type="string">
            <text:p>E216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5])+1)" office:value-type="string" office:string-value="E217" calcext:value-type="string">
            <text:p>E217</text:p>
          </table:table-cell>
          <table:table-cell table:number-columns-repeated="4"/>
        </table:table-row>
        <table:table-row table:style-name="ro1">
          <table:table-cell table:formula="of:=DEC2HEX(HEX2DEC([.A536])+1)" office:value-type="string" office:string-value="E218" calcext:value-type="string">
            <text:p>E218</text:p>
          </table:table-cell>
          <table:table-cell table:number-columns-repeated="4"/>
        </table:table-row>
        <table:table-row table:style-name="ro1">
          <table:table-cell table:formula="of:=DEC2HEX(HEX2DEC([.A537])+1)" office:value-type="string" office:string-value="E219" calcext:value-type="string">
            <text:p>E219</text:p>
          </table:table-cell>
          <table:table-cell table:number-columns-repeated="4"/>
        </table:table-row>
        <table:table-row table:style-name="ro1">
          <table:table-cell table:formula="of:=DEC2HEX(HEX2DEC([.A538])+1)" office:value-type="string" office:string-value="E21A" calcext:value-type="string">
            <text:p>E21A</text:p>
          </table:table-cell>
          <table:table-cell table:number-columns-repeated="4"/>
        </table:table-row>
        <table:table-row table:style-name="ro1">
          <table:table-cell table:formula="of:=DEC2HEX(HEX2DEC([.A539])+1)" office:value-type="string" office:string-value="E21B" calcext:value-type="string">
            <text:p>E21B</text:p>
          </table:table-cell>
          <table:table-cell table:number-columns-repeated="4"/>
        </table:table-row>
        <table:table-row table:style-name="ro1">
          <table:table-cell table:formula="of:=DEC2HEX(HEX2DEC([.A540])+1)" office:value-type="string" office:string-value="E21C" calcext:value-type="string">
            <text:p>E21C</text:p>
          </table:table-cell>
          <table:table-cell table:number-columns-repeated="4"/>
        </table:table-row>
        <table:table-row table:style-name="ro1">
          <table:table-cell table:formula="of:=DEC2HEX(HEX2DEC([.A541])+1)" office:value-type="string" office:string-value="E21D" calcext:value-type="string">
            <text:p>E21D</text:p>
          </table:table-cell>
          <table:table-cell table:number-columns-repeated="4"/>
        </table:table-row>
        <table:table-row table:style-name="ro1">
          <table:table-cell table:formula="of:=DEC2HEX(HEX2DEC([.A542])+1)" office:value-type="string" office:string-value="E21E" calcext:value-type="string">
            <text:p>E21E</text:p>
          </table:table-cell>
          <table:table-cell table:number-columns-repeated="4"/>
        </table:table-row>
        <table:table-row table:style-name="ro1">
          <table:table-cell table:formula="of:=DEC2HEX(HEX2DEC([.A543])+1)" office:value-type="string" office:string-value="E21F" calcext:value-type="string">
            <text:p>E21F</text:p>
          </table:table-cell>
          <table:table-cell table:number-columns-repeated="4"/>
        </table:table-row>
        <table:table-row table:style-name="ro1">
          <table:table-cell table:formula="of:=DEC2HEX(HEX2DEC([.A544])+1)" office:value-type="string" office:string-value="E220" calcext:value-type="string">
            <text:p>E220</text:p>
          </table:table-cell>
          <table:table-cell table:number-columns-repeated="4"/>
        </table:table-row>
        <table:table-row table:style-name="ro1">
          <table:table-cell table:formula="of:=DEC2HEX(HEX2DEC([.A545])+1)" office:value-type="string" office:string-value="E221" calcext:value-type="string">
            <text:p>E221</text:p>
          </table:table-cell>
          <table:table-cell table:number-columns-repeated="4"/>
        </table:table-row>
        <table:table-row table:style-name="ro1">
          <table:table-cell table:formula="of:=DEC2HEX(HEX2DEC([.A546])+1)" office:value-type="string" office:string-value="E222" calcext:value-type="string">
            <text:p>E222</text:p>
          </table:table-cell>
          <table:table-cell table:number-columns-repeated="4"/>
        </table:table-row>
        <table:table-row table:style-name="ro1">
          <table:table-cell table:formula="of:=DEC2HEX(HEX2DEC([.A547])+1)" office:value-type="string" office:string-value="E223" calcext:value-type="string">
            <text:p>E223</text:p>
          </table:table-cell>
          <table:table-cell table:number-columns-repeated="4"/>
        </table:table-row>
        <table:table-row table:style-name="ro1">
          <table:table-cell table:formula="of:=DEC2HEX(HEX2DEC([.A548])+1)" office:value-type="string" office:string-value="E224" calcext:value-type="string">
            <text:p>E224</text:p>
          </table:table-cell>
          <table:table-cell table:number-columns-repeated="4"/>
        </table:table-row>
        <table:table-row table:style-name="ro1">
          <table:table-cell table:formula="of:=DEC2HEX(HEX2DEC([.A549])+1)" office:value-type="string" office:string-value="E225" calcext:value-type="string">
            <text:p>E225</text:p>
          </table:table-cell>
          <table:table-cell table:number-columns-repeated="4"/>
        </table:table-row>
        <table:table-row table:style-name="ro1">
          <table:table-cell table:formula="of:=DEC2HEX(HEX2DEC([.A550])+1)" office:value-type="string" office:string-value="E226" calcext:value-type="string">
            <text:p>E226</text:p>
          </table:table-cell>
          <table:table-cell table:number-columns-repeated="4"/>
        </table:table-row>
        <table:table-row table:style-name="ro1">
          <table:table-cell table:formula="of:=DEC2HEX(HEX2DEC([.A551])+1)" office:value-type="string" office:string-value="E227" calcext:value-type="string">
            <text:p>E227</text:p>
          </table:table-cell>
          <table:table-cell table:number-columns-repeated="4"/>
        </table:table-row>
        <table:table-row table:style-name="ro1">
          <table:table-cell table:formula="of:=DEC2HEX(HEX2DEC([.A552])+1)" office:value-type="string" office:string-value="E228" calcext:value-type="string">
            <text:p>E228</text:p>
          </table:table-cell>
          <table:table-cell table:number-columns-repeated="4"/>
        </table:table-row>
        <table:table-row table:style-name="ro1">
          <table:table-cell table:formula="of:=DEC2HEX(HEX2DEC([.A553])+1)" office:value-type="string" office:string-value="E229" calcext:value-type="string">
            <text:p>E229</text:p>
          </table:table-cell>
          <table:table-cell table:number-columns-repeated="4"/>
        </table:table-row>
        <table:table-row table:style-name="ro1">
          <table:table-cell table:formula="of:=DEC2HEX(HEX2DEC([.A554])+1)" office:value-type="string" office:string-value="E22A" calcext:value-type="string">
            <text:p>E22A</text:p>
          </table:table-cell>
          <table:table-cell table:number-columns-repeated="4"/>
        </table:table-row>
        <table:table-row table:style-name="ro1">
          <table:table-cell table:formula="of:=DEC2HEX(HEX2DEC([.A555])+1)" office:value-type="string" office:string-value="E22B" calcext:value-type="string">
            <text:p>E22B</text:p>
          </table:table-cell>
          <table:table-cell table:number-columns-repeated="4"/>
        </table:table-row>
        <table:table-row table:style-name="ro1">
          <table:table-cell table:formula="of:=DEC2HEX(HEX2DEC([.A556])+1)" office:value-type="string" office:string-value="E22C" calcext:value-type="string">
            <text:p>E22C</text:p>
          </table:table-cell>
          <table:table-cell table:number-columns-repeated="4"/>
        </table:table-row>
        <table:table-row table:style-name="ro1">
          <table:table-cell table:formula="of:=DEC2HEX(HEX2DEC([.A557])+1)" office:value-type="string" office:string-value="E22D" calcext:value-type="string">
            <text:p>E22D</text:p>
          </table:table-cell>
          <table:table-cell table:number-columns-repeated="4"/>
        </table:table-row>
        <table:table-row table:style-name="ro1">
          <table:table-cell table:formula="of:=DEC2HEX(HEX2DEC([.A558])+1)" office:value-type="string" office:string-value="E22E" calcext:value-type="string">
            <text:p>E22E</text:p>
          </table:table-cell>
          <table:table-cell table:number-columns-repeated="4"/>
        </table:table-row>
        <table:table-row table:style-name="ro1">
          <table:table-cell table:formula="of:=DEC2HEX(HEX2DEC([.A559])+1)" office:value-type="string" office:string-value="E22F" calcext:value-type="string">
            <text:p>E22F</text:p>
          </table:table-cell>
          <table:table-cell table:number-columns-repeated="4"/>
        </table:table-row>
        <table:table-row table:style-name="ro1">
          <table:table-cell table:formula="of:=DEC2HEX(HEX2DEC([.A560])+1)" office:value-type="string" office:string-value="E230" calcext:value-type="string">
            <text:p>E230</text:p>
          </table:table-cell>
          <table:table-cell office:value-type="string" calcext:value-type="string">
            <text:p>oxeia</text:p>
          </table:table-cell>
          <table:table-cell table:number-columns-repeated="3"/>
        </table:table-row>
        <table:table-row table:style-name="ro1">
          <table:table-cell table:formula="of:=DEC2HEX(HEX2DEC([.A561])+1)" office:value-type="string" office:string-value="E231" calcext:value-type="string">
            <text:p>E231</text:p>
          </table:table-cell>
          <table:table-cell table:number-columns-repeated="4"/>
        </table:table-row>
        <table:table-row table:style-name="ro1">
          <table:table-cell table:formula="of:=DEC2HEX(HEX2DEC([.A562])+1)" office:value-type="string" office:string-value="E232" calcext:value-type="string">
            <text:p>E232</text:p>
          </table:table-cell>
          <table:table-cell table:number-columns-repeated="4"/>
        </table:table-row>
        <table:table-row table:style-name="ro1">
          <table:table-cell table:formula="of:=DEC2HEX(HEX2DEC([.A563])+1)" office:value-type="string" office:string-value="E233" calcext:value-type="string">
            <text:p>E233</text:p>
          </table:table-cell>
          <table:table-cell table:number-columns-repeated="4"/>
        </table:table-row>
        <table:table-row table:style-name="ro1">
          <table:table-cell table:formula="of:=DEC2HEX(HEX2DEC([.A564])+1)" office:value-type="string" office:string-value="E234" calcext:value-type="string">
            <text:p>E234</text:p>
          </table:table-cell>
          <table:table-cell table:number-columns-repeated="4"/>
        </table:table-row>
        <table:table-row table:style-name="ro1">
          <table:table-cell table:formula="of:=DEC2HEX(HEX2DEC([.A565])+1)" office:value-type="string" office:string-value="E235" calcext:value-type="string">
            <text:p>E235</text:p>
          </table:table-cell>
          <table:table-cell table:number-columns-repeated="4"/>
        </table:table-row>
        <table:table-row table:style-name="ro1">
          <table:table-cell table:formula="of:=DEC2HEX(HEX2DEC([.A566])+1)" office:value-type="string" office:string-value="E236" calcext:value-type="string">
            <text:p>E236</text:p>
          </table:table-cell>
          <table:table-cell table:number-columns-repeated="4"/>
        </table:table-row>
        <table:table-row table:style-name="ro1">
          <table:table-cell table:formula="of:=DEC2HEX(HEX2DEC([.A567])+1)" office:value-type="string" office:string-value="E237" calcext:value-type="string">
            <text:p>E237</text:p>
          </table:table-cell>
          <table:table-cell table:number-columns-repeated="4"/>
        </table:table-row>
        <table:table-row table:style-name="ro1">
          <table:table-cell table:formula="of:=DEC2HEX(HEX2DEC([.A568])+1)" office:value-type="string" office:string-value="E238" calcext:value-type="string">
            <text:p>E238</text:p>
          </table:table-cell>
          <table:table-cell table:number-columns-repeated="4"/>
        </table:table-row>
        <table:table-row table:style-name="ro1">
          <table:table-cell table:formula="of:=DEC2HEX(HEX2DEC([.A569])+1)" office:value-type="string" office:string-value="E239" calcext:value-type="string">
            <text:p>E239</text:p>
          </table:table-cell>
          <table:table-cell table:number-columns-repeated="4"/>
        </table:table-row>
        <table:table-row table:style-name="ro1">
          <table:table-cell table:formula="of:=DEC2HEX(HEX2DEC([.A570])+1)" office:value-type="string" office:string-value="E23A" calcext:value-type="string">
            <text:p>E23A</text:p>
          </table:table-cell>
          <table:table-cell table:number-columns-repeated="4"/>
        </table:table-row>
        <table:table-row table:style-name="ro1">
          <table:table-cell table:formula="of:=DEC2HEX(HEX2DEC([.A571])+1)" office:value-type="string" office:string-value="E23B" calcext:value-type="string">
            <text:p>E23B</text:p>
          </table:table-cell>
          <table:table-cell table:number-columns-repeated="4"/>
        </table:table-row>
        <table:table-row table:style-name="ro1">
          <table:table-cell table:formula="of:=DEC2HEX(HEX2DEC([.A572])+1)" office:value-type="string" office:string-value="E23C" calcext:value-type="string">
            <text:p>E23C</text:p>
          </table:table-cell>
          <table:table-cell table:number-columns-repeated="4"/>
        </table:table-row>
        <table:table-row table:style-name="ro1">
          <table:table-cell table:formula="of:=DEC2HEX(HEX2DEC([.A573])+1)" office:value-type="string" office:string-value="E23D" calcext:value-type="string">
            <text:p>E23D</text:p>
          </table:table-cell>
          <table:table-cell table:number-columns-repeated="4"/>
        </table:table-row>
        <table:table-row table:style-name="ro1">
          <table:table-cell table:formula="of:=DEC2HEX(HEX2DEC([.A574])+1)" office:value-type="string" office:string-value="E23E" calcext:value-type="string">
            <text:p>E23E</text:p>
          </table:table-cell>
          <table:table-cell table:number-columns-repeated="4"/>
        </table:table-row>
        <table:table-row table:style-name="ro1">
          <table:table-cell table:formula="of:=DEC2HEX(HEX2DEC([.A575])+1)" office:value-type="string" office:string-value="E23F" calcext:value-type="string">
            <text:p>E23F</text:p>
          </table:table-cell>
          <table:table-cell table:number-columns-repeated="4"/>
        </table:table-row>
        <table:table-row table:style-name="ro1">
          <table:table-cell table:formula="of:=DEC2HEX(HEX2DEC([.A576])+1)" office:value-type="string" office:string-value="E240" calcext:value-type="string">
            <text:p>E240</text:p>
          </table:table-cell>
          <table:table-cell table:number-columns-repeated="4"/>
        </table:table-row>
        <table:table-row table:style-name="ro1">
          <table:table-cell table:formula="of:=DEC2HEX(HEX2DEC([.A577])+1)" office:value-type="string" office:string-value="E241" calcext:value-type="string">
            <text:p>E241</text:p>
          </table:table-cell>
          <table:table-cell table:number-columns-repeated="4"/>
        </table:table-row>
        <table:table-row table:style-name="ro1">
          <table:table-cell table:formula="of:=DEC2HEX(HEX2DEC([.A578])+1)" office:value-type="string" office:string-value="E242" calcext:value-type="string">
            <text:p>E242</text:p>
          </table:table-cell>
          <table:table-cell table:number-columns-repeated="4"/>
        </table:table-row>
        <table:table-row table:style-name="ro1">
          <table:table-cell table:formula="of:=DEC2HEX(HEX2DEC([.A579])+1)" office:value-type="string" office:string-value="E243" calcext:value-type="string">
            <text:p>E243</text:p>
          </table:table-cell>
          <table:table-cell table:number-columns-repeated="4"/>
        </table:table-row>
        <table:table-row table:style-name="ro1">
          <table:table-cell table:formula="of:=DEC2HEX(HEX2DEC([.A580])+1)" office:value-type="string" office:string-value="E244" calcext:value-type="string">
            <text:p>E244</text:p>
          </table:table-cell>
          <table:table-cell table:number-columns-repeated="4"/>
        </table:table-row>
        <table:table-row table:style-name="ro1">
          <table:table-cell table:formula="of:=DEC2HEX(HEX2DEC([.A581])+1)" office:value-type="string" office:string-value="E245" calcext:value-type="string">
            <text:p>E245</text:p>
          </table:table-cell>
          <table:table-cell table:number-columns-repeated="4"/>
        </table:table-row>
        <table:table-row table:style-name="ro1">
          <table:table-cell table:formula="of:=DEC2HEX(HEX2DEC([.A582])+1)" office:value-type="string" office:string-value="E246" calcext:value-type="string">
            <text:p>E246</text:p>
          </table:table-cell>
          <table:table-cell table:number-columns-repeated="4"/>
        </table:table-row>
        <table:table-row table:style-name="ro1">
          <table:table-cell table:formula="of:=DEC2HEX(HEX2DEC([.A583])+1)" office:value-type="string" office:string-value="E247" calcext:value-type="string">
            <text:p>E247</text:p>
          </table:table-cell>
          <table:table-cell table:number-columns-repeated="4"/>
        </table:table-row>
        <table:table-row table:style-name="ro1">
          <table:table-cell table:formula="of:=DEC2HEX(HEX2DEC([.A584])+1)" office:value-type="string" office:string-value="E248" calcext:value-type="string">
            <text:p>E248</text:p>
          </table:table-cell>
          <table:table-cell table:number-columns-repeated="4"/>
        </table:table-row>
        <table:table-row table:style-name="ro1">
          <table:table-cell table:formula="of:=DEC2HEX(HEX2DEC([.A585])+1)" office:value-type="string" office:string-value="E249" calcext:value-type="string">
            <text:p>E249</text:p>
          </table:table-cell>
          <table:table-cell table:number-columns-repeated="4"/>
        </table:table-row>
        <table:table-row table:style-name="ro1">
          <table:table-cell table:formula="of:=DEC2HEX(HEX2DEC([.A586])+1)" office:value-type="string" office:string-value="E24A" calcext:value-type="string">
            <text:p>E24A</text:p>
          </table:table-cell>
          <table:table-cell table:number-columns-repeated="4"/>
        </table:table-row>
        <table:table-row table:style-name="ro1">
          <table:table-cell table:formula="of:=DEC2HEX(HEX2DEC([.A587])+1)" office:value-type="string" office:string-value="E24B" calcext:value-type="string">
            <text:p>E24B</text:p>
          </table:table-cell>
          <table:table-cell table:number-columns-repeated="4"/>
        </table:table-row>
        <table:table-row table:style-name="ro1">
          <table:table-cell table:formula="of:=DEC2HEX(HEX2DEC([.A588])+1)" office:value-type="string" office:string-value="E24C" calcext:value-type="string">
            <text:p>E24C</text:p>
          </table:table-cell>
          <table:table-cell table:number-columns-repeated="4"/>
        </table:table-row>
        <table:table-row table:style-name="ro1">
          <table:table-cell table:formula="of:=DEC2HEX(HEX2DEC([.A589])+1)" office:value-type="string" office:string-value="E24D" calcext:value-type="string">
            <text:p>E24D</text:p>
          </table:table-cell>
          <table:table-cell table:number-columns-repeated="4"/>
        </table:table-row>
        <table:table-row table:style-name="ro1">
          <table:table-cell table:formula="of:=DEC2HEX(HEX2DEC([.A590])+1)" office:value-type="string" office:string-value="E24E" calcext:value-type="string">
            <text:p>E24E</text:p>
          </table:table-cell>
          <table:table-cell table:number-columns-repeated="4"/>
        </table:table-row>
        <table:table-row table:style-name="ro1">
          <table:table-cell table:formula="of:=DEC2HEX(HEX2DEC([.A591])+1)" office:value-type="string" office:string-value="E24F" calcext:value-type="string">
            <text:p>E24F</text:p>
          </table:table-cell>
          <table:table-cell table:number-columns-repeated="4"/>
        </table:table-row>
        <table:table-row table:style-name="ro1">
          <table:table-cell table:formula="of:=DEC2HEX(HEX2DEC([.A592])+1)" office:value-type="string" office:string-value="E250" calcext:value-type="string">
            <text:p>E250</text:p>
          </table:table-cell>
          <table:table-cell table:number-columns-repeated="4"/>
        </table:table-row>
        <table:table-row table:style-name="ro1">
          <table:table-cell table:formula="of:=DEC2HEX(HEX2DEC([.A593])+1)" office:value-type="string" office:string-value="E251" calcext:value-type="string">
            <text:p>E251</text:p>
          </table:table-cell>
          <table:table-cell table:number-columns-repeated="4"/>
        </table:table-row>
        <table:table-row table:style-name="ro1">
          <table:table-cell table:formula="of:=DEC2HEX(HEX2DEC([.A594])+1)" office:value-type="string" office:string-value="E252" calcext:value-type="string">
            <text:p>E252</text:p>
          </table:table-cell>
          <table:table-cell table:number-columns-repeated="4"/>
        </table:table-row>
        <table:table-row table:style-name="ro1">
          <table:table-cell table:formula="of:=DEC2HEX(HEX2DEC([.A595])+1)" office:value-type="string" office:string-value="E253" calcext:value-type="string">
            <text:p>E253</text:p>
          </table:table-cell>
          <table:table-cell table:number-columns-repeated="4"/>
        </table:table-row>
        <table:table-row table:style-name="ro1">
          <table:table-cell table:formula="of:=DEC2HEX(HEX2DEC([.A596])+1)" office:value-type="string" office:string-value="E254" calcext:value-type="string">
            <text:p>E254</text:p>
          </table:table-cell>
          <table:table-cell table:number-columns-repeated="4"/>
        </table:table-row>
        <table:table-row table:style-name="ro1">
          <table:table-cell table:formula="of:=DEC2HEX(HEX2DEC([.A597])+1)" office:value-type="string" office:string-value="E255" calcext:value-type="string">
            <text:p>E255</text:p>
          </table:table-cell>
          <table:table-cell table:number-columns-repeated="4"/>
        </table:table-row>
        <table:table-row table:style-name="ro1">
          <table:table-cell table:formula="of:=DEC2HEX(HEX2DEC([.A598])+1)" office:value-type="string" office:string-value="E256" calcext:value-type="string">
            <text:p>E256</text:p>
          </table:table-cell>
          <table:table-cell table:number-columns-repeated="4"/>
        </table:table-row>
        <table:table-row table:style-name="ro1">
          <table:table-cell table:formula="of:=DEC2HEX(HEX2DEC([.A599])+1)" office:value-type="string" office:string-value="E257" calcext:value-type="string">
            <text:p>E257</text:p>
          </table:table-cell>
          <table:table-cell table:number-columns-repeated="4"/>
        </table:table-row>
        <table:table-row table:style-name="ro1">
          <table:table-cell table:formula="of:=DEC2HEX(HEX2DEC([.A600])+1)" office:value-type="string" office:string-value="E258" calcext:value-type="string">
            <text:p>E258</text:p>
          </table:table-cell>
          <table:table-cell table:number-columns-repeated="4"/>
        </table:table-row>
        <table:table-row table:style-name="ro1">
          <table:table-cell table:formula="of:=DEC2HEX(HEX2DEC([.A601])+1)" office:value-type="string" office:string-value="E259" calcext:value-type="string">
            <text:p>E259</text:p>
          </table:table-cell>
          <table:table-cell table:number-columns-repeated="4"/>
        </table:table-row>
        <table:table-row table:style-name="ro1">
          <table:table-cell table:formula="of:=DEC2HEX(HEX2DEC([.A602])+1)" office:value-type="string" office:string-value="E25A" calcext:value-type="string">
            <text:p>E25A</text:p>
          </table:table-cell>
          <table:table-cell table:number-columns-repeated="4"/>
        </table:table-row>
        <table:table-row table:style-name="ro1">
          <table:table-cell table:formula="of:=DEC2HEX(HEX2DEC([.A603])+1)" office:value-type="string" office:string-value="E25B" calcext:value-type="string">
            <text:p>E25B</text:p>
          </table:table-cell>
          <table:table-cell table:number-columns-repeated="4"/>
        </table:table-row>
        <table:table-row table:style-name="ro1">
          <table:table-cell table:formula="of:=DEC2HEX(HEX2DEC([.A604])+1)" office:value-type="string" office:string-value="E25C" calcext:value-type="string">
            <text:p>E25C</text:p>
          </table:table-cell>
          <table:table-cell table:number-columns-repeated="4"/>
        </table:table-row>
        <table:table-row table:style-name="ro1">
          <table:table-cell table:formula="of:=DEC2HEX(HEX2DEC([.A605])+1)" office:value-type="string" office:string-value="E25D" calcext:value-type="string">
            <text:p>E25D</text:p>
          </table:table-cell>
          <table:table-cell table:number-columns-repeated="4"/>
        </table:table-row>
        <table:table-row table:style-name="ro1">
          <table:table-cell table:formula="of:=DEC2HEX(HEX2DEC([.A606])+1)" office:value-type="string" office:string-value="E25E" calcext:value-type="string">
            <text:p>E25E</text:p>
          </table:table-cell>
          <table:table-cell table:number-columns-repeated="4"/>
        </table:table-row>
        <table:table-row table:style-name="ro1">
          <table:table-cell table:formula="of:=DEC2HEX(HEX2DEC([.A607])+1)" office:value-type="string" office:string-value="E25F" calcext:value-type="string">
            <text:p>E25F</text:p>
          </table:table-cell>
          <table:table-cell table:number-columns-repeated="4"/>
        </table:table-row>
        <table:table-row table:style-name="ro1">
          <table:table-cell table:formula="of:=DEC2HEX(HEX2DEC([.A608])+1)" office:value-type="string" office:string-value="E260" calcext:value-type="string">
            <text:p>E260</text:p>
          </table:table-cell>
          <table:table-cell table:number-columns-repeated="4"/>
        </table:table-row>
        <table:table-row table:style-name="ro1">
          <table:table-cell table:formula="of:=DEC2HEX(HEX2DEC([.A609])+1)" office:value-type="string" office:string-value="E261" calcext:value-type="string">
            <text:p>E261</text:p>
          </table:table-cell>
          <table:table-cell table:number-columns-repeated="4"/>
        </table:table-row>
        <table:table-row table:style-name="ro1">
          <table:table-cell table:formula="of:=DEC2HEX(HEX2DEC([.A610])+1)" office:value-type="string" office:string-value="E262" calcext:value-type="string">
            <text:p>E262</text:p>
          </table:table-cell>
          <table:table-cell table:number-columns-repeated="4"/>
        </table:table-row>
        <table:table-row table:style-name="ro1">
          <table:table-cell table:formula="of:=DEC2HEX(HEX2DEC([.A611])+1)" office:value-type="string" office:string-value="E263" calcext:value-type="string">
            <text:p>E263</text:p>
          </table:table-cell>
          <table:table-cell table:number-columns-repeated="4"/>
        </table:table-row>
        <table:table-row table:style-name="ro1">
          <table:table-cell table:formula="of:=DEC2HEX(HEX2DEC([.A612])+1)" office:value-type="string" office:string-value="E264" calcext:value-type="string">
            <text:p>E264</text:p>
          </table:table-cell>
          <table:table-cell table:number-columns-repeated="4"/>
        </table:table-row>
        <table:table-row table:style-name="ro1">
          <table:table-cell table:formula="of:=DEC2HEX(HEX2DEC([.A613])+1)" office:value-type="string" office:string-value="E265" calcext:value-type="string">
            <text:p>E265</text:p>
          </table:table-cell>
          <table:table-cell table:number-columns-repeated="4"/>
        </table:table-row>
        <table:table-row table:style-name="ro1">
          <table:table-cell table:formula="of:=DEC2HEX(HEX2DEC([.A614])+1)" office:value-type="string" office:string-value="E266" calcext:value-type="string">
            <text:p>E266</text:p>
          </table:table-cell>
          <table:table-cell table:number-columns-repeated="4"/>
        </table:table-row>
        <table:table-row table:style-name="ro1">
          <table:table-cell table:formula="of:=DEC2HEX(HEX2DEC([.A615])+1)" office:value-type="string" office:string-value="E267" calcext:value-type="string">
            <text:p>E267</text:p>
          </table:table-cell>
          <table:table-cell table:number-columns-repeated="4"/>
        </table:table-row>
        <table:table-row table:style-name="ro1">
          <table:table-cell table:formula="of:=DEC2HEX(HEX2DEC([.A616])+1)" office:value-type="string" office:string-value="E268" calcext:value-type="string">
            <text:p>E268</text:p>
          </table:table-cell>
          <table:table-cell table:number-columns-repeated="4"/>
        </table:table-row>
        <table:table-row table:style-name="ro1">
          <table:table-cell table:formula="of:=DEC2HEX(HEX2DEC([.A617])+1)" office:value-type="string" office:string-value="E269" calcext:value-type="string">
            <text:p>E269</text:p>
          </table:table-cell>
          <table:table-cell table:number-columns-repeated="4"/>
        </table:table-row>
        <table:table-row table:style-name="ro1">
          <table:table-cell table:formula="of:=DEC2HEX(HEX2DEC([.A618])+1)" office:value-type="string" office:string-value="E26A" calcext:value-type="string">
            <text:p>E26A</text:p>
          </table:table-cell>
          <table:table-cell table:number-columns-repeated="4"/>
        </table:table-row>
        <table:table-row table:style-name="ro1">
          <table:table-cell table:formula="of:=DEC2HEX(HEX2DEC([.A619])+1)" office:value-type="string" office:string-value="E26B" calcext:value-type="string">
            <text:p>E26B</text:p>
          </table:table-cell>
          <table:table-cell table:number-columns-repeated="4"/>
        </table:table-row>
        <table:table-row table:style-name="ro1">
          <table:table-cell table:formula="of:=DEC2HEX(HEX2DEC([.A620])+1)" office:value-type="string" office:string-value="E26C" calcext:value-type="string">
            <text:p>E26C</text:p>
          </table:table-cell>
          <table:table-cell table:number-columns-repeated="4"/>
        </table:table-row>
        <table:table-row table:style-name="ro1">
          <table:table-cell table:formula="of:=DEC2HEX(HEX2DEC([.A621])+1)" office:value-type="string" office:string-value="E26D" calcext:value-type="string">
            <text:p>E26D</text:p>
          </table:table-cell>
          <table:table-cell table:number-columns-repeated="4"/>
        </table:table-row>
        <table:table-row table:style-name="ro1">
          <table:table-cell table:formula="of:=DEC2HEX(HEX2DEC([.A622])+1)" office:value-type="string" office:string-value="E26E" calcext:value-type="string">
            <text:p>E26E</text:p>
          </table:table-cell>
          <table:table-cell table:number-columns-repeated="4"/>
        </table:table-row>
        <table:table-row table:style-name="ro1">
          <table:table-cell table:formula="of:=DEC2HEX(HEX2DEC([.A623])+1)" office:value-type="string" office:string-value="E26F" calcext:value-type="string">
            <text:p>E26F</text:p>
          </table:table-cell>
          <table:table-cell table:number-columns-repeated="4"/>
        </table:table-row>
        <table:table-row table:style-name="ro1">
          <table:table-cell table:formula="of:=DEC2HEX(HEX2DEC([.A624])+1)" office:value-type="string" office:string-value="E270" calcext:value-type="string">
            <text:p>E270</text:p>
          </table:table-cell>
          <table:table-cell table:number-columns-repeated="4"/>
        </table:table-row>
        <table:table-row table:style-name="ro1">
          <table:table-cell table:formula="of:=DEC2HEX(HEX2DEC([.A625])+1)" office:value-type="string" office:string-value="E271" calcext:value-type="string">
            <text:p>E271</text:p>
          </table:table-cell>
          <table:table-cell table:number-columns-repeated="4"/>
        </table:table-row>
        <table:table-row table:style-name="ro1">
          <table:table-cell table:formula="of:=DEC2HEX(HEX2DEC([.A626])+1)" office:value-type="string" office:string-value="E272" calcext:value-type="string">
            <text:p>E272</text:p>
          </table:table-cell>
          <table:table-cell table:number-columns-repeated="4"/>
        </table:table-row>
        <table:table-row table:style-name="ro1">
          <table:table-cell table:formula="of:=DEC2HEX(HEX2DEC([.A627])+1)" office:value-type="string" office:string-value="E273" calcext:value-type="string">
            <text:p>E273</text:p>
          </table:table-cell>
          <table:table-cell table:number-columns-repeated="4"/>
        </table:table-row>
        <table:table-row table:style-name="ro1">
          <table:table-cell table:formula="of:=DEC2HEX(HEX2DEC([.A628])+1)" office:value-type="string" office:string-value="E274" calcext:value-type="string">
            <text:p>E274</text:p>
          </table:table-cell>
          <table:table-cell table:number-columns-repeated="4"/>
        </table:table-row>
        <table:table-row table:style-name="ro1">
          <table:table-cell table:formula="of:=DEC2HEX(HEX2DEC([.A629])+1)" office:value-type="string" office:string-value="E275" calcext:value-type="string">
            <text:p>E275</text:p>
          </table:table-cell>
          <table:table-cell table:number-columns-repeated="4"/>
        </table:table-row>
        <table:table-row table:style-name="ro1">
          <table:table-cell table:formula="of:=DEC2HEX(HEX2DEC([.A630])+1)" office:value-type="string" office:string-value="E276" calcext:value-type="string">
            <text:p>E276</text:p>
          </table:table-cell>
          <table:table-cell table:number-columns-repeated="4"/>
        </table:table-row>
        <table:table-row table:style-name="ro1">
          <table:table-cell table:formula="of:=DEC2HEX(HEX2DEC([.A631])+1)" office:value-type="string" office:string-value="E277" calcext:value-type="string">
            <text:p>E277</text:p>
          </table:table-cell>
          <table:table-cell table:number-columns-repeated="4"/>
        </table:table-row>
        <table:table-row table:style-name="ro1">
          <table:table-cell table:formula="of:=DEC2HEX(HEX2DEC([.A632])+1)" office:value-type="string" office:string-value="E278" calcext:value-type="string">
            <text:p>E278</text:p>
          </table:table-cell>
          <table:table-cell table:number-columns-repeated="4"/>
        </table:table-row>
        <table:table-row table:style-name="ro1">
          <table:table-cell table:formula="of:=DEC2HEX(HEX2DEC([.A633])+1)" office:value-type="string" office:string-value="E279" calcext:value-type="string">
            <text:p>E279</text:p>
          </table:table-cell>
          <table:table-cell table:number-columns-repeated="4"/>
        </table:table-row>
        <table:table-row table:style-name="ro1">
          <table:table-cell table:formula="of:=DEC2HEX(HEX2DEC([.A634])+1)" office:value-type="string" office:string-value="E27A" calcext:value-type="string">
            <text:p>E27A</text:p>
          </table:table-cell>
          <table:table-cell table:number-columns-repeated="4"/>
        </table:table-row>
        <table:table-row table:style-name="ro1">
          <table:table-cell table:formula="of:=DEC2HEX(HEX2DEC([.A635])+1)" office:value-type="string" office:string-value="E27B" calcext:value-type="string">
            <text:p>E27B</text:p>
          </table:table-cell>
          <table:table-cell table:number-columns-repeated="4"/>
        </table:table-row>
        <table:table-row table:style-name="ro1">
          <table:table-cell table:formula="of:=DEC2HEX(HEX2DEC([.A636])+1)" office:value-type="string" office:string-value="E27C" calcext:value-type="string">
            <text:p>E27C</text:p>
          </table:table-cell>
          <table:table-cell table:number-columns-repeated="4"/>
        </table:table-row>
        <table:table-row table:style-name="ro1">
          <table:table-cell table:formula="of:=DEC2HEX(HEX2DEC([.A637])+1)" office:value-type="string" office:string-value="E27D" calcext:value-type="string">
            <text:p>E27D</text:p>
          </table:table-cell>
          <table:table-cell table:number-columns-repeated="4"/>
        </table:table-row>
        <table:table-row table:style-name="ro1">
          <table:table-cell table:formula="of:=DEC2HEX(HEX2DEC([.A638])+1)" office:value-type="string" office:string-value="E27E" calcext:value-type="string">
            <text:p>E27E</text:p>
          </table:table-cell>
          <table:table-cell table:number-columns-repeated="4"/>
        </table:table-row>
        <table:table-row table:style-name="ro1">
          <table:table-cell table:formula="of:=DEC2HEX(HEX2DEC([.A639])+1)" office:value-type="string" office:string-value="E27F" calcext:value-type="string">
            <text:p>E27F</text:p>
          </table:table-cell>
          <table:table-cell table:number-columns-repeated="4"/>
        </table:table-row>
        <table:table-row table:style-name="ro1">
          <table:table-cell table:formula="of:=DEC2HEX(HEX2DEC([.A640])+1)" office:value-type="string" office:string-value="E280" calcext:value-type="string">
            <text:p>E280</text:p>
          </table:table-cell>
          <table:table-cell table:number-columns-repeated="4"/>
        </table:table-row>
        <table:table-row table:style-name="ro1">
          <table:table-cell table:formula="of:=DEC2HEX(HEX2DEC([.A641])+1)" office:value-type="string" office:string-value="E281" calcext:value-type="string">
            <text:p>E281</text:p>
          </table:table-cell>
          <table:table-cell table:number-columns-repeated="4"/>
        </table:table-row>
        <table:table-row table:style-name="ro1">
          <table:table-cell table:formula="of:=DEC2HEX(HEX2DEC([.A642])+1)" office:value-type="string" office:string-value="E282" calcext:value-type="string">
            <text:p>E282</text:p>
          </table:table-cell>
          <table:table-cell table:number-columns-repeated="4"/>
        </table:table-row>
        <table:table-row table:style-name="ro1">
          <table:table-cell table:formula="of:=DEC2HEX(HEX2DEC([.A643])+1)" office:value-type="string" office:string-value="E283" calcext:value-type="string">
            <text:p>E283</text:p>
          </table:table-cell>
          <table:table-cell table:number-columns-repeated="4"/>
        </table:table-row>
        <table:table-row table:style-name="ro1">
          <table:table-cell table:formula="of:=DEC2HEX(HEX2DEC([.A644])+1)" office:value-type="string" office:string-value="E284" calcext:value-type="string">
            <text:p>E284</text:p>
          </table:table-cell>
          <table:table-cell table:number-columns-repeated="4"/>
        </table:table-row>
        <table:table-row table:style-name="ro1">
          <table:table-cell table:formula="of:=DEC2HEX(HEX2DEC([.A645])+1)" office:value-type="string" office:string-value="E285" calcext:value-type="string">
            <text:p>E285</text:p>
          </table:table-cell>
          <table:table-cell table:number-columns-repeated="4"/>
        </table:table-row>
        <table:table-row table:style-name="ro1">
          <table:table-cell table:formula="of:=DEC2HEX(HEX2DEC([.A646])+1)" office:value-type="string" office:string-value="E286" calcext:value-type="string">
            <text:p>E286</text:p>
          </table:table-cell>
          <table:table-cell table:number-columns-repeated="4"/>
        </table:table-row>
        <table:table-row table:style-name="ro1">
          <table:table-cell table:formula="of:=DEC2HEX(HEX2DEC([.A647])+1)" office:value-type="string" office:string-value="E287" calcext:value-type="string">
            <text:p>E287</text:p>
          </table:table-cell>
          <table:table-cell table:number-columns-repeated="4"/>
        </table:table-row>
        <table:table-row table:style-name="ro1">
          <table:table-cell table:formula="of:=DEC2HEX(HEX2DEC([.A648])+1)" office:value-type="string" office:string-value="E288" calcext:value-type="string">
            <text:p>E288</text:p>
          </table:table-cell>
          <table:table-cell table:number-columns-repeated="4"/>
        </table:table-row>
        <table:table-row table:style-name="ro1">
          <table:table-cell table:formula="of:=DEC2HEX(HEX2DEC([.A649])+1)" office:value-type="string" office:string-value="E289" calcext:value-type="string">
            <text:p>E289</text:p>
          </table:table-cell>
          <table:table-cell table:number-columns-repeated="4"/>
        </table:table-row>
        <table:table-row table:style-name="ro1">
          <table:table-cell table:formula="of:=DEC2HEX(HEX2DEC([.A650])+1)" office:value-type="string" office:string-value="E28A" calcext:value-type="string">
            <text:p>E28A</text:p>
          </table:table-cell>
          <table:table-cell table:number-columns-repeated="4"/>
        </table:table-row>
        <table:table-row table:style-name="ro1">
          <table:table-cell table:formula="of:=DEC2HEX(HEX2DEC([.A651])+1)" office:value-type="string" office:string-value="E28B" calcext:value-type="string">
            <text:p>E28B</text:p>
          </table:table-cell>
          <table:table-cell table:number-columns-repeated="4"/>
        </table:table-row>
        <table:table-row table:style-name="ro1">
          <table:table-cell table:formula="of:=DEC2HEX(HEX2DEC([.A652])+1)" office:value-type="string" office:string-value="E28C" calcext:value-type="string">
            <text:p>E28C</text:p>
          </table:table-cell>
          <table:table-cell table:number-columns-repeated="4"/>
        </table:table-row>
        <table:table-row table:style-name="ro1">
          <table:table-cell table:formula="of:=DEC2HEX(HEX2DEC([.A653])+1)" office:value-type="string" office:string-value="E28D" calcext:value-type="string">
            <text:p>E28D</text:p>
          </table:table-cell>
          <table:table-cell table:number-columns-repeated="4"/>
        </table:table-row>
        <table:table-row table:style-name="ro1">
          <table:table-cell table:formula="of:=DEC2HEX(HEX2DEC([.A654])+1)" office:value-type="string" office:string-value="E28E" calcext:value-type="string">
            <text:p>E28E</text:p>
          </table:table-cell>
          <table:table-cell table:number-columns-repeated="4"/>
        </table:table-row>
        <table:table-row table:style-name="ro1">
          <table:table-cell table:formula="of:=DEC2HEX(HEX2DEC([.A655])+1)" office:value-type="string" office:string-value="E28F" calcext:value-type="string">
            <text:p>E28F</text:p>
          </table:table-cell>
          <table:table-cell table:number-columns-repeated="4"/>
        </table:table-row>
        <table:table-row table:style-name="ro1">
          <table:table-cell table:formula="of:=DEC2HEX(HEX2DEC([.A656])+1)" office:value-type="string" office:string-value="E290" calcext:value-type="string">
            <text:p>E290</text:p>
          </table:table-cell>
          <table:table-cell table:number-columns-repeated="4"/>
        </table:table-row>
        <table:table-row table:style-name="ro1">
          <table:table-cell table:formula="of:=DEC2HEX(HEX2DEC([.A657])+1)" office:value-type="string" office:string-value="E291" calcext:value-type="string">
            <text:p>E291</text:p>
          </table:table-cell>
          <table:table-cell table:number-columns-repeated="4"/>
        </table:table-row>
        <table:table-row table:style-name="ro1">
          <table:table-cell table:formula="of:=DEC2HEX(HEX2DEC([.A658])+1)" office:value-type="string" office:string-value="E292" calcext:value-type="string">
            <text:p>E292</text:p>
          </table:table-cell>
          <table:table-cell table:number-columns-repeated="4"/>
        </table:table-row>
        <table:table-row table:style-name="ro1">
          <table:table-cell table:formula="of:=DEC2HEX(HEX2DEC([.A659])+1)" office:value-type="string" office:string-value="E293" calcext:value-type="string">
            <text:p>E2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4:15:39.7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3T15:04:23.934000000</dc:date>
    <meta:editing-duration>PT4H11M50S</meta:editing-duration>
    <meta:editing-cycles>21</meta:editing-cycles>
    <meta:generator>LibreOffice/7.2.4.1$Windows_X86_64 LibreOffice_project/27d75539669ac387bb498e35313b970b7fe9c4f9</meta:generator>
    <meta:document-statistic meta:table-count="1" meta:cell-count="1107" meta:object-count="0"/>
  </office:meta>
</office:document-meta>
</file>